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0/settings.xml"/>
  <manifest:file-entry manifest:media-type="text/xml" manifest:full-path="Object 10/content.xml"/>
  <manifest:file-entry manifest:media-type="text/xml" manifest:full-path="Object 10/styles.xml"/>
  <manifest:file-entry manifest:media-type="application/vnd.oasis.opendocument.spreadsheet"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tyles.xml"/>
  <manifest:file-entry manifest:media-type="application/vnd.oasis.opendocument.spreadsheet" manifest:version="1.2" manifest:full-path="Object 11/"/>
  <manifest:file-entry manifest:media-type="text/xml" manifest:full-path="meta.xml"/>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tyles.xml"/>
  <manifest:file-entry manifest:media-type="application/vnd.oasis.opendocument.spreadsheet" manifest:version="1.2" manifest:full-path="Object 12/"/>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vnd.oasis.opendocument.spreadsheet" manifest:version="1.2" manifest:full-path="Object 13/"/>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text/xml" manifest:full-path="Object 8/styles.xml"/>
  <manifest:file-entry manifest:media-type="application/vnd.oasis.opendocument.spreadsheet"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text/xml" manifest:full-path="Object 9/styles.xml"/>
  <manifest:file-entry manifest:media-type="application/vnd.oasis.opendocument.spreadsheet"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1" style:family="table-row">
      <style:table-row-properties style:keep-together="false" fo:keep-together="always"/>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36" style:family="table">
      <style:table-properties style:width="17.013cm" fo:margin-left="0cm" table:align="left"/>
    </style:style>
    <style:style style:name="Tableau36.A" style:family="table-column">
      <style:table-column-properties style:column-width="0.833cm"/>
    </style:style>
    <style:style style:name="Tableau36.B" style:family="table-column">
      <style:table-column-properties style:column-width="7.078cm"/>
    </style:style>
    <style:style style:name="Tableau36.C" style:family="table-column">
      <style:table-column-properties style:column-width="9.102cm"/>
    </style:style>
    <style:style style:name="Tableau36.1" style:family="table-row">
      <style:table-row-properties style:keep-together="false" fo:keep-together="always"/>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left="none" fo:border-right="none" fo:border-top="0.05pt solid #000000" fo:border-bottom="0.05pt solid #000000"/>
    </style:style>
    <style:style style:name="Tableau36.C1" style:family="table-cell">
      <style:table-cell-properties fo:padding="0.097cm" fo:border-left="none" fo:border-right="0.05pt solid #000000" fo:border-top="0.05pt solid #000000" fo:border-bottom="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none" fo:border-right="none" fo:border-top="none" fo:border-bottom="0.05pt solid #000000"/>
    </style:style>
    <style:style style:name="Tableau36.C2" style:family="table-cell">
      <style:table-cell-properties fo:padding="0.097cm" fo:border-left="none"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22cm" fo:margin-left="0cm" fo:margin-right="-0.021cm" table:align="margins"/>
    </style:style>
    <style:style style:name="Tableau29.A" style:family="table-column">
      <style:table-column-properties style:column-width="2.646cm" style:rel-column-width="10186*"/>
    </style:style>
    <style:style style:name="Tableau29.B" style:family="table-column">
      <style:table-column-properties style:column-width="11.054cm" style:rel-column-width="42560*"/>
    </style:style>
    <style:style style:name="Tableau29.C" style:family="table-column">
      <style:table-column-properties style:column-width="3.321cm" style:rel-column-width="12789*"/>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32" style:family="table">
      <style:table-properties style:width="10.956cm" table:align="margins"/>
    </style:style>
    <style:style style:name="Tableau32.A" style:family="table-column">
      <style:table-column-properties style:column-width="3.651cm" style:rel-column-width="21845*"/>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paragraph-properties fo:text-align="start" style:justify-single-word="false"/>
      <style:text-properties style:font-name="Bitstream Vera Sans Mono1" fo:font-style="normal" style:font-style-asian="normal" style:font-style-complex="normal"/>
    </style:style>
    <style:style style:name="P7" style:family="paragraph" style:parent-style-name="Table_20_Contents">
      <style:paragraph-properties fo:text-align="center" style:justify-single-word="false" fo:background-color="#e6e6ff">
        <style:background-image/>
      </style:paragraph-properties>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able_20_Contents">
      <style:paragraph-properties fo:margin-left="2.501cm" fo:margin-right="0cm" fo:text-align="start" style:justify-single-word="false" fo:text-indent="-0.635cm" style:auto-text-indent="false"/>
    </style:style>
    <style:style style:name="P11" style:family="paragraph" style:parent-style-name="Table_20_Contents">
      <style:paragraph-properties fo:margin-left="0cm" fo:margin-right="0cm" fo:text-align="start" style:justify-single-word="false" fo:text-indent="0cm" style:auto-text-indent="false"/>
    </style:style>
    <style:style style:name="P12" style:family="paragraph" style:parent-style-name="Preformatted_20_Text">
      <style:paragraph-properties fo:margin-left="1.251cm" fo:margin-right="0cm" fo:text-indent="0cm" style:auto-text-indent="false"/>
    </style:style>
    <style:style style:name="P13" style:family="paragraph" style:parent-style-name="Standard">
      <style:paragraph-properties fo:text-align="start" style:justify-single-word="false"/>
    </style:style>
    <style:style style:name="P14" style:family="paragraph" style:parent-style-name="Text_20_body" style:list-style-name="List_20_1"/>
    <style:style style:name="P15" style:family="paragraph" style:parent-style-name="Text_20_body" style:list-style-name="L1"/>
    <style:style style:name="P16" style:family="paragraph" style:parent-style-name="Text_20_body" style:list-style-name="Numbering_20_1"/>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able_20_Contents" style:list-style-name="L2">
      <style:paragraph-properties fo:text-align="start" style:justify-single-word="false"/>
    </style:style>
    <style:style style:name="P21" style:family="paragraph" style:parent-style-name="Table_20_Contents" style:list-style-name="L3">
      <style:paragraph-properties fo:text-align="start" style:justify-single-word="false"/>
    </style:style>
    <style:style style:name="P22" style:family="paragraph" style:parent-style-name="Table_20_Contents" style:list-style-name="L4">
      <style:paragraph-properties fo:text-align="start" style:justify-single-word="false"/>
    </style:style>
    <style:style style:name="P23" style:family="paragraph" style:parent-style-name="Table_20_Contents" style:list-style-name="L5">
      <style:paragraph-properties fo:text-align="start" style:justify-single-word="false"/>
    </style:style>
    <style:style style:name="P24" style:family="paragraph" style:parent-style-name="Table_20_Contents" style:list-style-name="L6">
      <style:paragraph-properties fo:text-align="start" style:justify-single-word="false"/>
    </style:style>
    <style:style style:name="P25" style:family="paragraph" style:parent-style-name="Table_20_Contents" style:list-style-name="L7">
      <style:paragraph-properties fo:text-align="start" style:justify-single-word="false"/>
    </style:style>
    <style:style style:name="P26" style:family="paragraph" style:parent-style-name="Table_20_Contents" style:list-style-name="L8">
      <style:paragraph-properties fo:text-align="start" style:justify-single-word="false"/>
    </style:style>
    <style:style style:name="P27" style:family="paragraph" style:parent-style-name="Table_20_Contents" style:list-style-name="L9">
      <style:paragraph-properties fo:text-align="start" style:justify-single-word="false"/>
    </style:style>
    <style:style style:name="P28" style:family="paragraph" style:parent-style-name="Table_20_Contents" style:list-style-name="L10">
      <style:paragraph-properties fo:text-align="start" style:justify-single-word="false"/>
    </style:style>
    <style:style style:name="P29" style:family="paragraph" style:parent-style-name="Table_20_Contents" style:list-style-name="L4">
      <style:paragraph-properties fo:margin-left="2.501cm" fo:margin-right="0cm" fo:text-align="start" style:justify-single-word="false" fo:text-indent="-0.635cm" style:auto-text-indent="false"/>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font-name="Bitstream Vera Sans Mono1"/>
    </style:style>
    <style:style style:name="T9"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middle" style:vertical-rel="baseline"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middle" style:vertical-rel="baseline" style:horizontal-pos="center" style:horizontal-rel="paragraph"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from-top" style:horizontal-pos="center" style:horizontal-rel="paragraph" draw:ole-draw-aspect="1"/>
    </style:style>
    <style:style style:name="fr9"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801163870" text:style-name="List_20_1">
        <text:list-item>
          <text:p text:style-name="P14">Aller dans le module “Gestion documentaire”</text:p>
        </text:list-item>
        <text:list-item>
          <text:p text:style-name="P14">Sélectionner le menu “Création / Famille”</text:p>
        </text:list-item>
        <text:list-item>
          <text:p text:style-name="P14">Indiquer de quel famille la nouvelle famille doit hériter</text:p>
        </text:list-item>
        <text:list-item>
          <text:p text:style-name="P14">Indiquer le nom de la famille</text:p>
        </text:list-item>
        <text:list-item>
          <text:p text:style-name="P14">Cliquer sur “Créer une nouvelle famille”</text:p>
        </text:list-item>
        <text:list-item>
          <text:p text:style-name="P1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14">Clic droit sur la famille</text:p>
        </text:list-item>
        <text:list-item>
          <text:p text:style-name="P1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14">La première ligne permet de définir le cadre (bordure qui entoure les champs)</text:p>
        </text:list-item>
        <text:list-item>
          <text:p text:style-name="P1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text:bookmark text:name="__RefHeading__4095_1313102794"/>Fonctionnement de l'héritage entre les famille<text:bookmark-end text:name="fonctionnement_de_l_heritage_entre_les_famille"/><text:bookmark-end text:name="__RefHeading__4095_1313102794"/></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14">Expliquer comment importer des familles dans dynacase en utilisant l'interface Web ou la ligne de commandes.</text:p>
        </text:list-item>
        <text:list-item>
          <text:p text:style-name="P1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14">Construire un fichier OpenOffice.org ou .cvs en suivant les instructions des chapitres suivants</text:p>
        </text:list-item>
        <text:list-item>
          <text:p text:style-name="P14">Se placer dans le module “Gestion documentaire” de dynacase</text:p>
        </text:list-item>
        <text:list-item>
          <text:p text:style-name="P14">Utiliser le menu “Outils / Importer des documents”</text:p>
        </text:list-item>
        <text:list-item>
          <text:p text:style-name="P14"><text:soft-page-break/>Cliquer sur le bouton “Parcourir” et sélectionner le document .csv ou OpenOffice.org</text:p>
        </text:list-item>
        <text:list-item>
          <text:p text:style-name="P14">Cliquer sur le bouton “Analyse” pour détecter les anomalies</text:p>
        </text:list-item>
        <text:list-item>
          <text:p text:style-name="P1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3"><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style-name="Tableau27.1">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style-name="Tableau27.1">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style-name="Tableau27.1">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style-name="Tableau27.1">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style-name="Tableau27.1">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style-name="Tableau27.1">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ext:soft-page-break/>
        <table:table-row table:style-name="Tableau27.1">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3"><draw:g text:anchor-type="as-char" draw:z-index="9" draw:style-name="gr1"><draw:custom-shape draw:style-name="gr2" draw:text-style-name="P31" xml:id="id1" draw:id="id1" svg:width="7.002cm" svg:height="0.914cm" svg:x="0cm" svg:y="0cm"><text:p text:style-name="P30"><text:span text:style-name="T9">Classe Doc</text:span></text:p><draw:enhanced-geometry svg:viewBox="0 0 21600 21600" draw:type="rectangle" draw:enhanced-path="M 0 0 L 21600 0 21600 21600 0 21600 0 0 Z N"/></draw:custom-shape><draw:custom-shape draw:style-name="gr2" draw:text-style-name="P31" xml:id="id2" draw:id="id2" svg:width="6.696cm" svg:height="5.783cm" svg:x="0.152cm" svg:y="2.131cm"><text:p text:style-name="P30"><text:span text:style-name="T9">Classe MaFamille</text:span></text:p><text:p text:style-name="P30"><text:span text:style-name="T9"/></text:p><text:p text:style-name="P30"><text:span text:style-name="T9"/></text:p><text:p text:style-name="P30"><text:span text:style-name="T9"/></text:p><text:p text:style-name="P30"><text:span text:style-name="T9"/></text:p><text:p text:style-name="P30"><text:span text:style-name="T9"/></text:p><text:p text:style-name="P30"><text:span text:style-name="T9"/></text:p><text:p text:style-name="P30"><text:span text:style-name="T9"/></text:p><text:p text:style-name="P30"><text:span text:style-name="T9"/></text:p><text:p text:style-name="P30"><text:span text:style-name="T9"/></text:p><text:p text:style-name="P30"><text:span text:style-name="T9"/></text:p><draw:enhanced-geometry svg:viewBox="0 0 21600 21600" draw:type="rectangle" draw:enhanced-path="M 0 0 L 21600 0 21600 21600 0 21600 0 0 Z N"/></draw:custom-shape><draw:custom-shape draw:style-name="gr3" draw:text-style-name="P31" svg:width="3.652cm" svg:height="1.523cm" svg:x="1.674cm" svg:y="3.651cm"><text:p text:style-name="P30"><text:span text:style-name="T9">Méthode Principale</text:span></text:p><draw:enhanced-geometry svg:viewBox="0 0 21600 21600" draw:type="rectangle" draw:enhanced-path="M 0 0 L 21600 0 21600 21600 0 21600 0 0 Z N"/></draw:custom-shape><draw:custom-shape draw:style-name="gr3" draw:text-style-name="P31" svg:width="3.652cm" svg:height="1.523cm" svg:x="1.674cm" svg:y="5.417cm"><text:p text:style-name="P30"><text:span text:style-name="T9">Méthode Secondaire</text:span></text:p><draw:enhanced-geometry svg:viewBox="0 0 21600 21600" draw:type="rectangle" draw:enhanced-path="M 0 0 L 21600 0 21600 21600 0 21600 0 0 Z N"/></draw:custom-shape><draw:connector draw:style-name="gr4" draw:text-style-name="P31"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3"><draw:g text:anchor-type="as-char" draw:z-index="10" draw:style-name="gr1"><draw:custom-shape draw:style-name="gr2" draw:text-style-name="P31" xml:id="id3" draw:id="id3" svg:width="7.002cm" svg:height="0.914cm" svg:x="0cm" svg:y="0cm"><text:p text:style-name="P30"><text:span text:style-name="T9">Classe Doc</text:span></text:p><draw:enhanced-geometry svg:viewBox="0 0 21600 21600" draw:type="rectangle" draw:enhanced-path="M 0 0 L 21600 0 21600 21600 0 21600 0 0 Z N"/></draw:custom-shape><draw:custom-shape draw:style-name="gr2" draw:text-style-name="P31" xml:id="id5" draw:id="id5" svg:width="7.002cm" svg:height="1.999cm" svg:x="0cm" svg:y="4.701cm"><text:p text:style-name="P30"><text:span text:style-name="T9">Classe MaFamille</text:span></text:p><text:p text:style-name="P30"><text:span text:style-name="T9"/></text:p><text:p text:style-name="P30"><text:span text:style-name="T9"/></text:p><text:p text:style-name="P30"><text:span text:style-name="T9"/></text:p><text:p text:style-name="P30"><text:span text:style-name="T9"/></text:p><draw:enhanced-geometry svg:viewBox="0 0 21600 21600" draw:type="rectangle" draw:enhanced-path="M 0 0 L 21600 0 21600 21600 0 21600 0 0 Z N"/></draw:custom-shape><draw:custom-shape draw:style-name="gr3" draw:text-style-name="P31" svg:width="3.652cm" svg:height="1.521cm" svg:x="3cm" svg:y="5.179cm"><text:p text:style-name="P30"><text:span text:style-name="T9">Méthode Principale</text:span></text:p><draw:enhanced-geometry svg:viewBox="0 0 21600 21600" draw:type="rectangle" draw:enhanced-path="M 0 0 L 21600 0 21600 21600 0 21600 0 0 Z N"/></draw:custom-shape><draw:custom-shape draw:style-name="gr2" draw:text-style-name="P31" xml:id="id4" draw:id="id4" svg:width="7.002cm" svg:height="2.001cm" svg:x="0cm" svg:y="1.7cm"><text:p text:style-name="P30"><text:span text:style-name="T10">Classe Intermédiaire</text:span></text:p><text:p text:style-name="P30"><text:span text:style-name="T9"/></text:p><text:p text:style-name="P30"><text:span text:style-name="T9"/></text:p><text:p text:style-name="P30"><text:span text:style-name="T9"/></text:p><text:p text:style-name="P30"><text:span text:style-name="T9"/></text:p><draw:enhanced-geometry svg:viewBox="0 0 21600 21600" draw:type="rectangle" draw:enhanced-path="M 0 0 L 21600 0 21600 21600 0 21600 0 0 Z N"/></draw:custom-shape><draw:custom-shape draw:style-name="gr3" draw:text-style-name="P31" svg:width="3.654cm" svg:height="1.523cm" svg:x="3.099cm" svg:y="2.178cm"><text:p text:style-name="P30"><text:span text:style-name="T9">Méthode Secondaire</text:span></text:p><draw:enhanced-geometry svg:viewBox="0 0 21600 21600" draw:type="rectangle" draw:enhanced-path="M 0 0 L 21600 0 21600 21600 0 21600 0 0 Z N"/></draw:custom-shape><draw:connector draw:style-name="gr4" draw:text-style-name="P31" svg:x1="3.5cm" svg:y1="0.915cm" svg:x2="3.5cm" svg:y2="1.702cm" draw:start-shape="id3" draw:start-glue-point="2" draw:end-shape="id4" draw:end-glue-point="0" svg:d="m3500-2436v787"><text:p/></draw:connector><draw:connector draw:style-name="gr4" draw:text-style-name="P31" svg:x1="3.5cm" svg:y1="3.701cm" svg:x2="3.5cm" svg:y2="4.701cm" draw:start-shape="id4" draw:start-glue-point="2" draw:end-shape="id5" draw:end-glue-point="0" svg:d="m3500 351v1000"><text:p/></draw:connector></draw:g></text:p>
                </table:table-cell>
              </table:table-row>
            </table:table>
            <text:p text:style-name="P1"/>
          </table:table-cell>
        </table:table-row>
        <table:table-row table:style-name="Tableau27.1">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style-name="Tableau27.1">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style-name="Tableau27.1">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ext:soft-page-break/>
        <table:table-row table:style-name="Tableau27.1">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S' : déclare la famille comme famille Système. La famille n'apparaîtra pas par défaut dans la liste des familles pour les recherches, recherches détaillées ou rapport. Le caractère 'S' peut aussi être placé devant les autres caractères décrit ci-dessous pour masquer par défaut la famille dans les recherches.</text:p>
            <text:p text:style-name="P1">'W' : pour les cycles de vie</text:p>
            <text:p text:style-name="P1">'G' : pour les intercalaires de chemise </text:p>
            <text:p text:style-name="P1">'P' : pour les profils </text:p>
            <text:p text:style-name="P1">Si la valeur est vide l'utilisation spéciale par défaut est enlevée.</text:p>
          </table:table-cell>
        </table:table-row>
        <table:table-row table:style-name="Tableau27.1">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style-name="Tableau27.1">
          <table:table-cell table:style-name="Tableau27.A13" office:value-type="string">
            <text:p text:style-name="P1">RESET</text:p>
          </table:table-cell>
          <table:table-cell table:style-name="Tableau27.A13" office:value-type="string">
            <text:p text:style-name="P1">mettre la valeur "<text:span text:style-name="T7">attributes</text:span>" afin d'effacer les attributs avant de réimporter les attributs (équivant à l'option --reinitattr=yes de la commande wsh --api=importDocuments) mais seulement pour la famille concerné.</text:p>
            <text:p text:style-name="P1">mettre la valeur "<text:span text:style-name="T7">default</text:span>" afin d'effacer les valeurs par défaut enregistré. Afin de remettre de nouvelles valeur par défaut.</text:p>
            <text:p text:style-name="P1">mettre la valeur "<text:span text:style-name="T7">properties</text:span>" afin d'effacer les paramètres des propriétés (ex. paramètre "sort" des propriétés).</text:p>
            <text:p text:style-name="P1">mettre la valeur "<text:span text:style-name="T7">parameters</text:span>" afin d'effacer les paramètres des famille </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7">parameterName=parameterValue</text:span>".</text:p>
      <text:p text:style-name="Text_20_body"/>
      <text:p text:style-name="Text_20_body">Exemple :</text:p>
      <text:p text:style-name="Text_20_body"><draw:frame draw:style-name="fr1" draw:name="Objet7" text:anchor-type="paragraph" svg:x="0.621cm" svg:y="0.016cm" svg:width="15.524cm" svg:height="3.794cm" draw:z-index="8"><draw:object xlink:href="./Object 7" xlink:type="simple" xlink:show="embed" xlink:actuate="onLoad"/><draw:image xlink:href="./ObjectReplacements/Object 7" xlink:type="simple" xlink:show="embed" xlink:actuate="onLoad"/></draw:frame></text:p>
      <text:h text:style-name="Heading_20_5" text:outline-level="5"><text:soft-page-break/>Liste des paramètres des propriétés</text:h>
      <text:h text:style-name="Heading_20_6" text:outline-level="6">sort</text:h>
      <text:p text:style-name="Text_20_body">Le paramètre "<text:span text:style-name="T7">sort</text:span>" permet de spécifier si la propriété est disponible dans les recherches et les rapports, et quel est son ordre de tri par défaut.</text:p>
      <text:p text:style-name="Text_20_body"/>
      <text:p text:style-name="Text_20_body">Syntaxe :</text:p>
      <text:p text:style-name="P12">sort=&lt;no|asc|desc&gt;</text:p>
      <text:p text:style-name="Text_20_body"/>
      <text:p text:style-name="Text_20_body">"<text:span text:style-name="T7">no</text:span>" permet d'inhiber le paramètre "<text:span text:style-name="T7">sort</text:span>" défini par défaut pour une propriété.</text:p>
      <text:p text:style-name="Text_20_body">"<text:span text:style-name="T7">asc</text:span>" indique que la propriété est disponible dans les recherches et les rapports, et que le trie ascendant s'applique par défaut.</text:p>
      <text:p text:style-name="Text_20_body">"<text:span text:style-name="T7">desc</text:span>" indique que la propriété est disponible dans les recherches et les rapports, et que le trie descendant s'applique par défaut.</text:p>
      <text:p text:style-name="Text_20_body"><text:s/></text:p>
      <text:p text:style-name="Text_20_body">Les propriétés qui ont un paramètre "<text:span text:style-name="T7">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text:span text:style-name="Strong_20_Emphasis"><draw:frame draw:style-name="fr3" draw:name="Objet4" text:anchor-type="as-char" svg:width="18.724cm" svg:height="3.605cm" draw:z-index="7"><draw:object xlink:href="./Object 4" xlink:type="simple" xlink:show="embed" xlink:actuate="onLoad"/><draw:image xlink:href="./ObjectReplacements/Object 4" xlink:type="simple" xlink:show="embed" xlink:actuate="onLoad"/></draw:frame></text:span></text:p>
      <text:h text:style-name="Heading_20_4" text:outline-level="4"><text:span text:style-name="Strong_20_Emphasis">Description synthétique </text:span></text:h>
      <table:table table:name="Tableau36" table:style-name="Tableau36">
        <table:table-column table:style-name="Tableau36.A"/>
        <table:table-column table:style-name="Tableau36.B"/>
        <table:table-column table:style-name="Tableau36.C"/>
        <table:table-header-rows>
          <table:table-row table:style-name="Tableau36.1">
            <table:table-cell table:style-name="Tableau36.A1" office:value-type="string">
              <text:p text:style-name="Table_20_Heading">N°</text:p>
            </table:table-cell>
            <table:table-cell table:style-name="Tableau36.B1" office:value-type="string">
              <text:p text:style-name="Table_20_Heading">Description</text:p>
            </table:table-cell>
            <table:table-cell table:style-name="Tableau36.C1" office:value-type="string">
              <text:p text:style-name="Table_20_Heading">Contrainte</text:p>
            </table:table-cell>
          </table:table-row>
        </table:table-header-rows>
        <table:table-row table:style-name="Tableau36.1">
          <table:table-cell table:style-name="Tableau36.A2" office:value-type="string">
            <text:p text:style-name="Text_20_body">1</text:p>
          </table:table-cell>
          <table:table-cell table:style-name="Tableau36.B2" office:value-type="string">
            <text:p text:style-name="Text_20_body">ATTR</text:p>
          </table:table-cell>
          <table:table-cell table:style-name="Tableau36.C2" office:value-type="string">
            <text:p text:style-name="Text_20_body"/>
          </table:table-cell>
        </table:table-row>
        <table:table-row table:style-name="Tableau36.1">
          <table:table-cell table:style-name="Tableau36.A2" office:value-type="string">
            <text:p text:style-name="Text_20_body">2</text:p>
          </table:table-cell>
          <table:table-cell table:style-name="Tableau36.B2" office:value-type="string">
            <text:p text:style-name="Text_20_body">identifiant de l'attribut</text:p>
            <text:p text:style-name="Text_20_body">Voir <text:bookmark-ref text:reference-format="text" text:ref-name="__RefHeading__4401_789348864">Colonne "Identificateur" ou "ID" (n°2)</text:bookmark-ref></text:p>
          </table:table-cell>
          <table:table-cell table:style-name="Tableau36.C2" office:value-type="string">
            <text:p text:style-name="Text_20_body">Obligatoire</text:p>
            <text:p text:style-name="Text_20_body">Contient une référence alphanumérique. La référence sera systématiquement convertie en minuscule. La casse est insensible.</text:p>
          </table:table-cell>
        </table:table-row>
        <text:soft-page-break/>
        <table:table-row table:style-name="Tableau36.1">
          <table:table-cell table:style-name="Tableau36.A2" office:value-type="string">
            <text:p text:style-name="Text_20_body">3</text:p>
          </table:table-cell>
          <table:table-cell table:style-name="Tableau36.B2" office:value-type="string">
            <text:p text:style-name="Text_20_body">identifiant du cadre ou du tableau englobant </text:p>
            <text:p text:style-name="Text_20_body">Voir <text:bookmark-ref text:reference-format="text" text:ref-name="__RefHeading__5373_1175622805">Colonne "Cadre" ou "fenêtre" (n°3)</text:bookmark-ref>.</text:p>
          </table:table-cell>
          <table:table-cell table:style-name="Tableau36.C2" office:value-type="string">
            <text:p text:style-name="Text_20_body">Obligatoire sauf pour les types "frame" ou "tab".</text:p>
            <text:p text:style-name="Text_20_body">Contient la référence à un attribut de type "array", "frame" ou "tab".</text:p>
            <text:p text:style-name="Text_20_body">Le type 'tab" ne peut pas avoir de cadre englobant. Le type "frame" ne peut avoir que u type "tab" en cadre. Le type "array" ne peut avoir qu'un type "frame" en englobant". Les autres type ne peuvent avoir que des attributs "array" ou "frame" en cadre englobant.</text:p>
          </table:table-cell>
        </table:table-row>
        <table:table-row table:style-name="Tableau36.1">
          <table:table-cell table:style-name="Tableau36.A2" office:value-type="string">
            <text:p text:style-name="Text_20_body">4</text:p>
          </table:table-cell>
          <table:table-cell table:style-name="Tableau36.B2" office:value-type="string">
            <text:p text:style-name="Text_20_body">Libellé de l'attribut </text:p>
            <text:p text:style-name="Text_20_body">Voir <text:bookmark-ref text:reference-format="text" text:ref-name="__RefHeading__42644_1175622805">Colonne "Nom" (n°4)</text:bookmark-ref>.</text:p>
          </table:table-cell>
          <table:table-cell table:style-name="Tableau36.C2" office:value-type="string">
            <text:p text:style-name="Text_20_body">Texte mono-ligne décrivant l'attribut. C'est ce qui sera présenté à l'utilisateur sur les IHM. </text:p>
          </table:table-cell>
        </table:table-row>
        <table:table-row table:style-name="Tableau36.1">
          <table:table-cell table:style-name="Tableau36.A2" office:value-type="string">
            <text:p text:style-name="Text_20_body">5</text:p>
          </table:table-cell>
          <table:table-cell table:style-name="Tableau36.B2" office:value-type="string">
            <text:p text:style-name="Text_20_body">'Y' signifie qu'il fait partie du titre, 'N' il ne fait pas partie du titre</text:p>
            <text:p text:style-name="Text_20_body">Voir <text:bookmark-ref text:reference-format="text" text:ref-name="__RefHeading__42698_1175622805">Colonne "Titre" (n°5)</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6</text:p>
          </table:table-cell>
          <table:table-cell table:style-name="Tableau36.B2" office:value-type="string">
            <text:p text:style-name="Text_20_body">'Y' signifie qu'il fait partie du résumé, 'N' il ne fait pas partie du résumé</text:p>
            <text:p text:style-name="Text_20_body">Voir <text:bookmark-ref text:reference-format="text" text:ref-name="__RefHeading__42700_1175622805">Colonne "Résumé" (n°6)</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7</text:p>
          </table:table-cell>
          <table:table-cell table:style-name="Tableau36.B2" office:value-type="string">
            <text:p text:style-name="Text_20_body">type de l'attribut</text:p>
            <text:p text:style-name="Text_20_body">Voir <text:bookmark-ref text:reference-format="text" text:ref-name="__RefHeading__42702_1175622805">Colonne "Type" (N°7)</text:bookmark-ref></text:p>
          </table:table-cell>
          <table:table-cell table:style-name="Tableau36.C2" office:value-type="string">
            <text:p text:style-name="Text_20_body">Obligatoire</text:p>
            <text:p text:style-name="Text_20_body">Un des types valide</text:p>
          </table:table-cell>
        </table:table-row>
        <table:table-row table:style-name="Tableau36.1">
          <table:table-cell table:style-name="Tableau36.A2" office:value-type="string">
            <text:p text:style-name="Text_20_body">8</text:p>
          </table:table-cell>
          <table:table-cell table:style-name="Tableau36.B2" office:value-type="string">
            <text:p text:style-name="Text_20_body">ordre de l'attribut</text:p>
            <text:p text:style-name="Text_20_body">Voir <text:bookmark-ref text:reference-format="text" text:ref-name="__RefHeading__42736_1175622805">Colonne "Ordre" (n°8)</text:bookmark-ref></text:p>
          </table:table-cell>
          <table:table-cell table:style-name="Tableau36.C2" office:value-type="string">
            <text:p text:style-name="Text_20_body">Obligatoire sauf pour les types "frame" et "tab". Pour ces derniers ce paramètre est ignoré.</text:p>
          </table:table-cell>
        </table:table-row>
        <table:table-row table:style-name="Tableau36.1">
          <table:table-cell table:style-name="Tableau36.A2" office:value-type="string">
            <text:p text:style-name="Text_20_body">9</text:p>
          </table:table-cell>
          <table:table-cell table:style-name="Tableau36.B2" office:value-type="string">
            <text:p text:style-name="Text_20_body">visibilité de l'attribut</text:p>
            <text:p text:style-name="Text_20_body">Voir <text:bookmark-ref text:reference-format="text" text:ref-name="__RefHeading__42738_1175622805">Colonne "Visibilité" ou "Vi" (n°9)</text:bookmark-ref></text:p>
          </table:table-cell>
          <table:table-cell table:style-name="Tableau36.C2" office:value-type="string">
            <text:p text:style-name="Text_20_body">Obligatoire</text:p>
          </table:table-cell>
        </table:table-row>
        <table:table-row table:style-name="Tableau36.1">
          <table:table-cell table:style-name="Tableau36.A2" office:value-type="string">
            <text:p text:style-name="Text_20_body">10</text:p>
          </table:table-cell>
          <table:table-cell table:style-name="Tableau36.B2" office:value-type="string">
            <text:p text:style-name="Text_20_body">'Y' signifie qu'il est obligatoire, 'N' il ne fait pas obligatoire</text:p>
            <text:p text:style-name="Text_20_body">Voir <text:bookmark-ref text:reference-format="text" text:ref-name="__RefHeading__42740_1175622805">Colonne "Obligatoire" ou "O?" (n°10)</text:bookmark-ref></text:p>
          </table:table-cell>
          <table:table-cell table:style-name="Tableau36.C2" office:value-type="string">
            <text:p text:style-name="Text_20_body">Facultatif </text:p>
            <text:p text:style-name="Text_20_body">"N" par défaut. Non applicable pour les types "frame", "tab", "array" et les attributs inclus dans des "array".</text:p>
          </table:table-cell>
        </table:table-row>
        <table:table-row table:style-name="Tableau36.1">
          <table:table-cell table:style-name="Tableau36.A2" office:value-type="string">
            <text:p text:style-name="Text_20_body">11</text:p>
          </table:table-cell>
          <table:table-cell table:style-name="Tableau36.B2" office:value-type="string">
            <text:p text:style-name="Text_20_body">définition de l'hyper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2</text:p>
          </table:table-cell>
          <table:table-cell table:style-name="Tableau36.B2" office:value-type="string">
            <text:p text:style-name="Text_20_body">nom du fichier php pour l'aide à la saisie</text:p>
            <text:p text:style-name="Text_20_body">Voir <text:bookmark-ref text:reference-format="text" text:ref-name="__RefHeading__42742_1175622805">Ajouter une aide à la saisi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3</text:p>
          </table:table-cell>
          <table:table-cell table:style-name="Tableau36.B2" office:value-type="string">
            <text:p text:style-name="Text_20_body">nom et attributs de la fonction pour l'aide à la saisie ou nom et attributs de la méthode de calcul (précédé de ::) s'il s'agit d'un attribut calculé (visibilité W)</text:p>
            <text:p text:style-name="Text_20_body">Voir <text:bookmark-ref text:reference-format="text" text:ref-name="__RefHeading__42744_1175622805">Ajouter un attribut calculé</text:bookmark-ref></text:p>
          </table:table-cell>
          <table:table-cell table:style-name="Tableau36.C2" office:value-type="string">
            <text:p text:style-name="Text_20_body">Facultatif</text:p>
            <text:p text:style-name="Text_20_body">Non applicable pour les types "frame", "tab", "array".</text:p>
          </table:table-cell>
        </table:table-row>
        <table:table-row table:style-name="Tableau36.1">
          <table:table-cell table:style-name="Tableau36.A2" office:value-type="string">
            <text:p text:style-name="Text_20_body">14</text:p>
          </table:table-cell>
          <table:table-cell table:style-name="Tableau36.B2" office:value-type="string">
            <text:p text:style-name="Text_20_body">extra 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text:p>
            <text:p text:style-name="Text_20_body">Non applicable pour les types "frame", "tab", "array".</text:p>
          </table:table-cell>
        </table:table-row>
        <text:soft-page-break/>
        <table:table-row table:style-name="Tableau36.1">
          <table:table-cell table:style-name="Tableau36.A2" office:value-type="string">
            <text:p text:style-name="Text_20_body">15</text:p>
          </table:table-cell>
          <table:table-cell table:style-name="Tableau36.B2" office:value-type="string">
            <text:p text:style-name="Text_20_body">nom et attribut de la méthode de contrainte</text:p>
            <text:p text:style-name="Text_20_body">Voir <text:bookmark-ref text:reference-format="text" text:ref-name="__RefHeading__42746_1175622805">Contraintes d'attributs</text:bookmark-ref></text:p>
          </table:table-cell>
          <table:table-cell table:style-name="Tableau36.C2" office:value-type="string">
            <text:p text:style-name="Text_20_body">Facultatif</text:p>
            <text:p text:style-name="Text_20_body">Non applicable pour les types "frame", "tab".</text:p>
          </table:table-cell>
        </table:table-row>
        <table:table-row table:style-name="Tableau36.1">
          <table:table-cell table:style-name="Tableau36.A2" office:value-type="string">
            <text:p text:style-name="Text_20_body">16</text:p>
          </table:table-cell>
          <table:table-cell table:style-name="Tableau36.B2" office:value-type="string">
            <text:p text:style-name="Text_20_body">Options fonctionnelles ou de présentation séparées par des '|'.</text:p>
            <text:p text:style-name="Text_20_body">Voir <text:bookmark-ref text:reference-format="text" text:ref-name="__RefHeading__42748_1175622805">Options des attributs</text:bookmark-ref></text:p>
          </table:table-cell>
          <table:table-cell table:style-name="Tableau36.C2" office:value-type="string">
            <text:p text:style-name="Text_20_body">Facultatif</text:p>
            <text:p text:style-name="Text_20_body">Permet de déclarer des variantes suivant les types d'attribut.</text:p>
          </table:table-cell>
        </table:table-row>
      </table:table>
      <text:p text:style-name="Text_20_body"/>
      <text:h text:style-name="Heading_20_4" text:outline-level="4"><text:bookmark-start text:name="les_attributs_de_base_d_une_famille"/>D<text:bookmark-end text:name="les_attributs_de_base_d_une_famille"/>escription détaillées des caractéristiques</text:h>
      <text:h text:style-name="Heading_20_5" text:outline-level="5"><text:bookmark text:name="__RefHeading__4401_789348864"/><text:bookmark-start text:name="colonne_identificateur_ou_id"/>Colonne "Identificateur" ou "ID"<text:bookmark-end text:name="colonne_identificateur_ou_id"/> (n°2)<text:bookmark-end text:name="__RefHeading__4401_789348864"/></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a famille. Une redéclaration équivaut à une modification des caractéristiques de l'attribut. Il est conseillé de préfixer chacun des attributs par un trigramme identifiant la famille afin de bien percevoir les attributs par famille.</text:p>
      <text:h text:style-name="Heading_20_5" text:outline-level="5"><text:bookmark text:name="__RefHeading__5373_1175622805"/><text:bookmark-start text:name="colonne_cadre_ou_fenetre"/>Colonne "Cadre" ou "fenêtre"<text:bookmark-end text:name="colonne_cadre_ou_fenetre"/> (n°3)<text:bookmark-end text:name="__RefHeading__5373_1175622805"/></text:h>
      <text:p text:style-name="Text_20_body">Défini le cadre dans lequel l'attribut doit être présenté. Il faut auparavant avoir défini les cadres dans les rangées préédentes.</text:p>
      <text:h text:style-name="Heading_20_5" text:outline-level="5"><text:bookmark text:name="__RefHeading__42644_1175622805"/><text:bookmark-start text:name="colonne_nom"/>Colonne "Nom"<text:bookmark-end text:name="colonne_nom"/> (n°4)<text:bookmark-end text:name="__RefHeading__42644_1175622805"/></text:h>
      <text:p text:style-name="Text_20_body">Texte court définissant l'attribut. Ce texte est utilisé pour désigner l'attribut lors de la visualisation ou de l'édition. Ce texte peut être faire l'objet de traduction pour être présenté suivant la locale de l'utilisateur (Voir §Localisation).</text:p>
      <text:h text:style-name="Heading_20_5" text:outline-level="5"><text:bookmark text:name="__RefHeading__42698_1175622805"/><text:bookmark-start text:name="colonne_titre_ou_t"/>Colonne "Titre" <text:bookmark-end text:name="colonne_titre_ou_t"/>(n°5)<text:bookmark-end text:name="__RefHeading__42698_1175622805"/></text:h>
      <text:p text:style-name="Text_20_body">Le titre d'un document peut être composé par les valeurs d'un ou de plusieurs attributs. Il faut au moins mettre un des attributs en titre en indiquant "Y" dans un des attributs. Le titre est composé en concaténant les valeurs des attributs titre suivant l'ordre donné.</text:p>
      <text:p text:style-name="Text_20_body">Si vous modifiez la définition du titre, il est nécessaire d'utiliser la fonction Wsh (“refreshDocuments”) pour que les documents déjà créés aient leur titre modifié.</text:p>
      <text:h text:style-name="Heading_20_5" text:outline-level="5"><text:bookmark text:name="__RefHeading__42700_1175622805"/><text:bookmark-start text:name="colonne_resume_ou_r"/>Colonne "Résumé"<text:bookmark-end text:name="colonne_resume_ou_r"/> (n°6)<text:bookmark-end text:name="__RefHeading__42700_1175622805"/></text:h>
      <text:p text:style-name="Text_20_body">Si vous voulez que l'attribut soit affiché dans le mode colonne ou dans les aperçus de documents dans l'application GENERIC (ONEFAM), il faut mettre "Y".</text:p>
      <text:h text:style-name="Heading_20_5" text:outline-level="5"><text:bookmark text:name="__RefHeading__42702_1175622805"/><text:bookmark-start text:name="colonne_type"/>Colonne "Type"<text:bookmark-end text:name="colonne_type"/> (N°7)<text:bookmark-end text:name="__RefHeading__42702_1175622805"/></text:h>
      <text:p text:style-name="Text_20_body">Indique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ext:soft-page-break/>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14">text(”%s environ”) “pour postfixer <text:span text:style-name="Source_20_Text">environ</text:span> après la valeur,</text:p>
        </text:list-item>
        <text:list-item>
          <text:p text:style-name="P14">text(”&lt;B&gt;%s&lt;/B&gt;”) “pour afficher l'attribut en gras.</text:p>
        </text:list-item>
      </text:list>
      <text:p text:style-name="Text_20_body">Ceci est aussi valable pour les type “int” ou “double”</text:p>
      <text:list xml:id="list830729891" text:style-name="List_20_1">
        <text:list-item>
          <text:p text:style-name="P14">double(”%.02f”) : pour afficher un nombre avec 2 décimales</text:p>
        </text:list-item>
        <text:list-item>
          <text:p text:style-name="P14">integer(”%d m²”) : pour afficher (100 m²).</text:p>
        </text:list-item>
        <text:list-item>
          <text:p text:style-name="P1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14">time(”%H:%M:%S”) pour afficher aussi les secondes,</text:p>
        </text:list-item>
        <text:list-item>
          <text:p text:style-name="P14">timestamp(”%A %d %B %Y %X”) donne « samedi 08 janvier 2005 10:13:00 ».</text:p>
        </text:list-item>
      </text:list>
      <text:h text:style-name="Heading_20_5" text:outline-level="5"><text:bookmark text:name="__RefHeading__42736_1175622805"/><text:bookmark-start text:name="colonne_ordre"/>Colonne "Ordre"<text:bookmark-end text:name="colonne_ordre"/> (n°8)<text:bookmark-end text:name="__RefHeading__42736_1175622805"/></text:h>
      <text:p text:style-name="Text_20_body">Défini l'ordre de présentation des attributs dans le document. Cet ordre n'est pas utile pour les attributs de type <text:span text:style-name="Emphasis">frame.</text:span></text:p>
      <text:h text:style-name="Heading_20_5" text:outline-level="5"><text:bookmark text:name="__RefHeading__42738_1175622805"/><text:bookmark-start text:name="colonne_visibilite_ou_vi"/>Colonne "Visibilité" ou "Vi"<text:bookmark-end text:name="colonne_visibilite_ou_vi"/> (n°9)<text:bookmark-end text:name="__RefHeading__42738_1175622805"/></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ext:soft-page-break/>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449236022" text:style-name="L1">
        <text:list-item>
          <text:p text:style-name="P15">Pour les attributs de type “menu” qui ont une fonction “phpfunc” déclarée, la visibilité appliquée est la visibilité retournée par cette fonction “phpfunc” et non la propriété “Visibilité”.</text:p>
        </text:list-item>
      </text:list>
      <text:h text:style-name="Heading_20_5" text:outline-level="5"><text:bookmark text:name="__RefHeading__42740_1175622805"/><text:bookmark-start text:name="colonne_obligatoire_ou_o"/>Colonne "Obligatoire" ou "O?"<text:bookmark-end text:name="colonne_obligatoire_ou_o"/> (n°10)<text:bookmark-end text:name="__RefHeading__42740_1175622805"/></text:h>
      <text:p text:style-name="Text_20_body">Indique si l'attribut est obligatoire lors de la saisie.</text:p>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14">frame : Un attribut de type “frame” permet d'ajouter une bordure et un titre pour regrouper des champs similaires</text:p>
        </text:list-item>
        <text:list-item>
          <text:p text:style-name="P14">array : Un attribut de type “array” permet de créer des tableaux</text:p>
        </text:list-item>
        <text:list-item>
          <text:p text:style-name="P1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1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938cm" svg:height="2.108cm" draw:z-index="5"><draw:object xlink:href="./Object 5" xlink:type="simple" xlink:show="embed" xlink:actuate="onLoad"/><draw:image xlink:href="./ObjectReplacements/Object 5" xlink:type="simple" xlink:show="embed" xlink:actuate="onLoad"/></draw:frame><text:soft-page-break/></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6"><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text:bookmark text:name="__RefHeading__42748_1175622805"/>Options des attributs<text:bookmark-end text:name="options_des_attributs"/><text:bookmark-end text:name="__RefHeading__42748_1175622805"/></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7">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ext:soft-page-break/>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1590759930" text:style-name="L2">
              <text:list-item>
                <text:p text:style-name="P20"><text:span text:style-name="Source_20_Text">"left"</text:span> par défaut affiche le libellé à gauche de la valeur. </text:p>
              </text:list-item>
              <text:list-item>
                <text:p text:style-name="P20"><text:span text:style-name="Source_20_Text">"up"</text:span> l'affiche dessus en souligné. </text:p>
              </text:list-item>
              <text:list-item>
                <text:p text:style-name="P20"><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asc' ou 'desc'.</text:p>
            <text:p text:style-name="P1">Cette option indique si l'attribut doit être affiché dans le menu de tri de ONEFAM et dans les Recherches Détaillées et quel est l'ordre de tri par défaut qui lui est appliqué.</text:p>
            <text:p text:style-name="P1">Par défaut les attributs ne sont pas déclarés sortable et ne sont donc pas affichés dans le menu de tri de ONEFAM ou dans les Recherches Détaillées.</text:p>
          </table:table-cell>
          <table:table-cell table:style-name="Tableau29.A2" office:value-type="string">
            <text:p text:style-name="P1">Version ≥ 3.2.0</text:p>
          </table:table-cell>
        </table:table-row>
        <table:table-row table:style-name="Tableau29.1">
          <table:table-cell table:style-name="Tableau29.A2" office:value-type="string">
            <text:p text:style-name="P2">searchcriteria</text:p>
          </table:table-cell>
          <table:table-cell table:style-name="Tableau29.A2" office:value-type="string">
            <text:p text:style-name="P1">Permet de spécifier si l'attribut est indexé pour la recherche plein texte, et s'il est utilisable pour la composition de recherches détaillées et rapports.</text:p>
            <text:p text:style-name="P1"/>
            <text:p text:style-name="P1">L'option peut prendre les valeurs suivantes :</text:p>
            <table:table table:name="Tableau32" table:style-name="Tableau32">
              <table:table-column table:style-name="Tableau32.A" table:number-columns-repeated="3"/>
              <table:table-row>
                <table:table-cell table:style-name="Tableau32.A1" office:value-type="string">
                  <text:p text:style-name="P1"/>
                </table:table-cell>
                <table:table-cell table:style-name="Tableau32.A1" office:value-type="string">
                  <text:p text:style-name="P3">Indexé pour la recherche plein texte.</text:p>
                  <text:p text:style-name="P3">(O)ui / (N)on</text:p>
                </table:table-cell>
                <table:table-cell table:style-name="Tableau32.C1" office:value-type="string">
                  <text:p text:style-name="P4">Utilisable pour la composition de recherches détaillées et rapports.</text:p>
                  <text:p text:style-name="P4">(O)ui / (N)on</text:p>
                </table:table-cell>
              </table:table-row>
              <table:table-row>
                <table:table-cell table:style-name="Tableau32.A2" office:value-type="string">
                  <text:p text:style-name="P5"><text:span text:style-name="T8">visible</text:span> <text:span text:style-name="T7">(par défaut)</text:span></text:p>
                </table:table-cell>
                <table:table-cell table:style-name="Tableau32.A2" office:value-type="string">
                  <text:p text:style-name="P1">O</text:p>
                </table:table-cell>
                <table:table-cell table:style-name="Tableau32.C2" office:value-type="string">
                  <text:p text:style-name="P1">O</text:p>
                </table:table-cell>
              </table:table-row>
              <table:table-row>
                <table:table-cell table:style-name="Tableau32.A2" office:value-type="string">
                  <text:p text:style-name="P6">hidden</text:p>
                </table:table-cell>
                <table:table-cell table:style-name="Tableau32.A2" office:value-type="string">
                  <text:p text:style-name="P1">N</text:p>
                </table:table-cell>
                <table:table-cell table:style-name="Tableau32.C2" office:value-type="string">
                  <text:p text:style-name="P1">N</text:p>
                </table:table-cell>
              </table:table-row>
              <table:table-row>
                <table:table-cell table:style-name="Tableau32.A2" office:value-type="string">
                  <text:p text:style-name="P6">restricted</text:p>
                </table:table-cell>
                <table:table-cell table:style-name="Tableau32.A2" office:value-type="string">
                  <text:p text:style-name="P1">O</text:p>
                </table:table-cell>
                <table:table-cell table:style-name="Tableau32.C2" office:value-type="string">
                  <text:p text:style-name="P1">N</text:p>
                </table:table-cell>
              </table:table-row>
            </table:table>
            <text:p text:style-name="P1"/>
          </table:table-cell>
          <table:table-cell table:style-name="Tableau29.A2" office:value-type="string">
            <text:p text:style-name="P1">Limité aux attributs de données (non <text:span text:style-name="T7">frame</text:span>, <text:span text:style-name="T7">tab</text:span> ou <text:span text:style-name="T7">array</text:span>)</text:p>
          </table:table-cell>
        </table:table-row>
        <table:table-row table:style-name="Tableau29.1">
          <table:table-cell table:style-name="Tableau29.A1" table:number-columns-spanned="3" office:value-type="string">
            <text:p text:style-name="P7">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ext:p text:style-name="P1">Si ltarget='fhidden' alors la requête ira dans une fenêtre cachée.</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ext:soft-page-break/>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7">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7">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7">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7">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ext:soft-page-break/>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7">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text:soft-page-break/>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text:soft-page-break/>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7">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7">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7">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text:soft-page-break/>interface vous propose de sélectionner un document et ajoute une balise de lien vers ce document.</text:p>
            <text:p text:style-name="P1">Ce plugin s'active à l'aide d'un objet de paramétrage comme ci-dessous :</text:p>
            <text:list xml:id="list1421328654" text:style-name="L3">
              <text:list-item>
                <text:p text:style-name="P21">doclink={"famId": "DIR"}</text:p>
              </text:list-item>
            </text:list>
            <text:p text:style-name="P1">L'objet est en JSON<text:note text:id="ftn4" text:note-class="footnote"><text:note-citation>4</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2084460990" text:style-name="L4">
              <text:list-item>
                <text:p text:style-name="P22">docrev : dont les valeurs possibles sont les mêmes que la propriété docrev des docid (latest, fixed, state(keystate))</text:p>
              </text:list-item>
              <text:list-item>
                <text:p text:style-name="P22">filter : un filtre SQL qui sera appliqué à la recherche comme celui-ci dessous :</text:p>
              </text:list-item>
              <text:list-item>
                <text:p text:style-name="P29">doclink={"famId": "DIR", "docrev" : "fixed"}</text:p>
              </text:list-item>
            </text:list>
            <text:p text:style-name="P10"/>
            <text:p text:style-name="P11"><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5" text:note-class="footnote"><text:note-citation>5</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509547573" text:style-name="L5">
              <text:list-item>
                <text:p text:style-name="P23">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1339501534" text:style-name="L6">
              <text:list-item>
                <text:p text:style-name="P24">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7">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text:soft-page-break/>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704297428" text:style-name="L7">
              <text:list-item>
                <text:p text:style-name="P25">list (par défaut)</text:p>
              </text:list-item>
              <text:list-item>
                <text:p text:style-name="P25">vcheck</text:p>
              </text:list-item>
              <text:list-item>
                <text:p text:style-name="P25">hcheck</text:p>
              </text:list-item>
              <text:list-item>
                <text:p text:style-name="P25">auto</text:p>
              </text:list-item>
              <text:list-item>
                <text:p text:style-name="P25">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4</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951855277" text:style-name="L8">
              <text:list-item>
                <text:p text:style-name="P26">close (par défaut)</text:p>
              </text:list-item>
              <text:list-item>
                <text:p text:style-name="P26">open</text:p>
              </text:list-item>
              <text:list-item>
                <text:p text:style-name="P26">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4</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236545710" text:style-name="L9">
              <text:list-item>
                <text:p text:style-name="P27">none (par défaut)</text:p>
              </text:list-item>
              <text:list-item>
                <text:p text:style-name="P27">key</text:p>
              </text:list-item>
              <text:list-item>
                <text:p text:style-name="P27">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5</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7">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text:soft-page-break/>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row>
          <table:table-cell table:style-name="Tableau42.A3" office:value-type="string">
            <text:p text:style-name="P2">noaccesstext</text:p>
          </table:table-cell>
          <table:table-cell table:style-name="Tableau42.A3" office:value-type="string">
            <text:p text:style-name="P1">Texte à afficher lorsque le document pointé n'est pas accessible en lecture. Par défaut il est écrit "Information non disponible".</text:p>
          </table:table-cell>
          <table:table-cell table:style-name="Tableau42.C3" office:value-type="string">
            <text:p text:style-name="P1"/>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7">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text:soft-page-break/>"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3" office:value-type="string">
            <text:p text:style-name="P2">match</text:p>
          </table:table-cell>
          <table:table-cell table:style-name="Tableau6.A3" office:value-type="string">
            <text:p text:style-name="P1">Type de compte :</text:p>
            <text:list xml:id="list593314556" text:style-name="L10">
              <text:list-item>
                <text:p text:style-name="P28">user (par défaut) : compte utilisateur</text:p>
              </text:list-item>
              <text:list-item>
                <text:p text:style-name="P28">groupe : groupe d'utilisateur</text:p>
              </text:list-item>
              <text:list-item>
                <text:p text:style-name="P28">role : rôle </text:p>
              </text:list-item>
              <text:list-item>
                <text:p text:style-name="P28">all : tout type</text:p>
              </text:list-item>
            </text:list>
          </table:table-cell>
          <table:table-cell table:style-name="Tableau6.C3" office:value-type="string">
            <text:p text:style-name="P1"/>
          </table:table-cell>
        </table:table-row>
        <table:table-row>
          <table:table-cell table:style-name="Tableau6.A3" office:value-type="string">
            <text:p text:style-name="P2">noaccesstext</text:p>
          </table:table-cell>
          <table:table-cell table:style-name="Tableau6.A3" office:value-type="string">
            <text:p text:style-name="P1">Texte à afficher lorsque le compte pointé n'est pas accessible en lecture. Par défaut il est écrit "Information non disponible".</text:p>
          </table:table-cell>
          <table:table-cell table:style-name="Tableau6.C3" office:value-type="string">
            <text:p text:style-name="P1"/>
          </table:table-cell>
        </table:table-row>
        <table:table-row>
          <table:table-cell table:style-name="Tableau6.A7" office:value-type="string">
            <text:p text:style-name="P2">family</text:p>
          </table:table-cell>
          <table:table-cell table:style-name="Tableau6.A7" office:value-type="string">
            <text:p text:style-name="P1">Nom de la famille associée aux comptes. Permet de restreindre aux comptes liés à une famille particulière.</text:p>
            <text:p text:style-name="P1">Cette option est ajoutée si une famille est déclarée dans le format du type : <text:span text:style-name="T7">account("SPECIALUSER")</text:span> par exemple.</text:p>
          </table:table-cell>
          <table:table-cell table:style-name="Tableau6.C7"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7">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ext:soft-page-break/>tous les éléments du dossier </text:p>
          </table:table-cell>
          <table:table-cell table:style-name="Tableau43.C3" office:value-type="string">
            <text:p text:style-name="P1">Pour les attributs de <text:soft-page-break/>type action. Uniquement dans le cadre de famille hérités de dossier </text:p>
          </table:table-cell>
        </table:table-row>
        <table:table-row>
          <table:table-cell table:style-name="Tableau43.A3" office:value-type="string">
            <text:p text:style-name="P2">mtarget</text:p>
          </table:table-cell>
          <table:table-cell table:style-name="Tableau43.A3" office:value-type="string">
            <text:p text:style-name="P1">Nom de la fenêtre destinataire de l'hyperlien. Par défaut le lien s'ouvre dans une fenêtre spécifique. </text:p>
            <text:p text:style-name="P1">Si mtarget='fhidden' alors la requête ira dans une fenêtre cachée.</text:p>
          </table:table-cell>
          <table:table-cell table:style-name="Tableau43.C3" office:value-type="string">
            <text:p text:style-name="P1">hyperlien valide</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4"><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2145842597" text:style-name="Numbering_20_1">
        <text:list-item>
          <text:p text:style-name="P16">DEFAULT</text:p>
        </text:list-item>
        <text:list-item>
          <text:p text:style-name="P16">identifiant de l'attribut</text:p>
        </text:list-item>
        <text:list-item>
          <text:p text:style-name="P16">valeur par défaut. Soit du texte statique. Soit l'appel à une méthode connue de la famille. </text:p>
        </text:list-item>
        <text:list-item>
          <text:p text:style-name="P16">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text:soft-page-break/>remplacera la valeur par défaut. Pour réinitialiser, toutes les valeurs par défaut, il faut utiliser le mot-clef RESET avec la valeur "default"</text:p>
      <text:p text:style-name="Text_20_body"/>
      <text:p text:style-name="Text_20_body"><draw:frame draw:style-name="fr5" draw:name="Objet10" text:anchor-type="paragraph" svg:width="6.78cm" svg:height="0.429cm" draw:z-index="13"><draw:object xlink:href="./Object 10" xlink:type="simple" xlink:show="embed" xlink:actuate="onLoad"/><draw:image xlink:href="./ObjectReplacements/Object 10" xlink:type="simple" xlink:show="embed" xlink:actuate="onLoad"/><svg:desc>Objet OLE</svg:desc></draw:frame></text:p>
      <text:p text:style-name="Text_20_body"/>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p text:style-name="P8">Cas particulier des tableaux</text:p>
      <text:p text:style-name="Text_20_body">Pour les attributs à l'intérieur d'un tableau (array), il n'est pas possible d'utiliser des valeurs multivaluées. Les valeurs par défaut des attributs tableau sont utilisées lors de l'ajout d'une rangée. Pour initialiser un tableau lors d'une création de document, il faut utiliser le DEFAULT sur l'attribut tableau en lui indiquant un tableau de valeurs statiques dans une structure JSON donnant un tableau d'objet. Chaque objet (index, valeur) représente une colonne de tableau. </text:p>
      <text:p text:style-name="Text_20_body"><draw:frame draw:style-name="fr6" draw:name="Objet12" text:anchor-type="as-char" svg:width="18.182cm" svg:height="6.749cm" draw:z-index="1"><draw:object xlink:href="./Object 12" xlink:type="simple" xlink:show="embed" xlink:actuate="onLoad"/><draw:image xlink:href="./ObjectReplacements/Object 12" xlink:type="simple" xlink:show="embed" xlink:actuate="onLoad"/></draw:frame></text:p>
      <text:p text:style-name="Text_20_body">Il est possible aussi de déclarer une méthode qui doit retourner un tableau de tableau qui contiendra les rangées de valeurs. ci-dessus la méthode pour initialiser le tableau 'TST_ARRAY2' de l'exemple.</text:p>
      <text:p text:style-name="Preformatted_20_Text"><text:span text:style-name="keyword1_5f_php">public</text:span> <text:span text:style-name="keyword1_5f_php">function</text:span> completeMyArray<text:span text:style-name="symbol0_5f_php">()</text:span></text:p>
      <text:p text:style-name="Preformatted_20_Text"><text:s text:c="4"/><text:span text:style-name="symbol0_5f_php">{</text:span></text:p>
      <text:p text:style-name="Preformatted_20_Text"><text:s text:c="8"/><text:span text:style-name="regexp0_5f_php">$t</text:span><text:span text:style-name="symbol0_5f_php">[]</text:span> <text:span text:style-name="symbol0_5f_php">=</text:span> <text:span text:style-name="keyword2_5f_php">array</text:span><text:span text:style-name="symbol0_5f_php">(</text:span></text:p>
      <text:p text:style-name="Preformatted_20_Text"><text:s text:c="12"/><text:span text:style-name="string_5f_php">"tst_text2"</text:span> <text:span text:style-name="symbol0_5f_php">=&gt;</text:span> <text:span text:style-name="string_5f_php">"First"</text:span><text:span text:style-name="symbol0_5f_php">,</text:span></text:p>
      <text:p text:style-name="Preformatted_20_Text"><text:s text:c="12"/><text:span text:style-name="string_5f_php">"tst_number2"</text:span> <text:span text:style-name="symbol0_5f_php">=&gt;</text:span> <text:span text:style-name="number_5f_php">10</text:span><text:span text:style-name="symbol0_5f_php">,</text:span></text:p>
      <text:p text:style-name="Preformatted_20_Text"><text:s text:c="12"/><text:span text:style-name="string_5f_php">"tst_docm2"</text:span> <text:span text:style-name="symbol0_5f_php">=&gt;</text:span> <text:span text:style-name="string_5f_php">"9</text:span><text:span text:style-name="escaped_5f_php">\n</text:span><text:span text:style-name="string_5f_php">11"</text:span></text:p>
      <text:p text:style-name="Preformatted_20_Text"><text:s text:c="8"/><text:span text:style-name="symbol0_5f_php">);</text:span></text:p>
      <text:p text:style-name="Preformatted_20_Text"><text:s text:c="8"/><text:span text:style-name="regexp0_5f_php">$t</text:span><text:span text:style-name="symbol0_5f_php">[]</text:span> <text:span text:style-name="symbol0_5f_php">=</text:span> <text:span text:style-name="keyword2_5f_php">array</text:span><text:span text:style-name="symbol0_5f_php">(</text:span></text:p>
      <text:p text:style-name="Preformatted_20_Text"><text:s text:c="12"/><text:span text:style-name="string_5f_php">"tst_text2"</text:span> <text:span text:style-name="symbol0_5f_php">=&gt;</text:span> <text:span text:style-name="string_5f_php">"Second"</text:span><text:span text:style-name="symbol0_5f_php">,</text:span></text:p>
      <text:p text:style-name="Preformatted_20_Text"><text:s text:c="12"/><text:span text:style-name="string_5f_php">"tst_number2"</text:span> <text:span text:style-name="symbol0_5f_php">=&gt;</text:span> <text:span text:style-name="number_5f_php">20</text:span><text:span text:style-name="symbol0_5f_php">,</text:span></text:p>
      <text:p text:style-name="Preformatted_20_Text"><text:s text:c="12"/><text:span text:style-name="string_5f_php">"tst_docm2"</text:span> <text:span text:style-name="symbol0_5f_php">=&gt;</text:span> <text:span text:style-name="string_5f_php">"12</text:span><text:span text:style-name="escaped_5f_php">\n</text:span><text:span text:style-name="string_5f_php">13"</text:span></text:p>
      <text:p text:style-name="Preformatted_20_Text"><text:s text:c="8"/><text:span text:style-name="symbol0_5f_php">);</text:span></text:p>
      <text:p text:style-name="Preformatted_20_Text"><text:s text:c="8"/><text:span text:style-name="keyword0_5f_php">return</text:span> <text:span text:style-name="regexp0_5f_php">$t</text:span><text:span text:style-name="symbol0_5f_php">;</text:span></text:p>
      <text:p text:style-name="Preformatted_20_Text"><text:s text:c="4"/><text:span text:style-name="symbol0_5f_php">}</text:span></text:p>
      <text:h text:style-name="Heading_20_4" text:outline-level="4">Valeurs initiales des paramètres de familles</text:h>
      <text:p text:style-name="Text_20_body">Les paramètres de familles peuvent avoir des valeurs par défaut en utilisant le mot clef "DEFAULT". Cela indique la valeur à utiliser si la valeur est vide.</text:p>
      <text:p text:style-name="Text_20_body">Par contre, si on veut indiquer une valeur initiale de paramétrage, il faut utiliser le mot clef 'INITIAL'.</text:p>
      <text:p text:style-name="Text_20_body"/>
      <text:p text:style-name="Text_20_body"><text:soft-page-break/><draw:frame draw:style-name="fr3" draw:name="Objet11" text:anchor-type="as-char" svg:width="13.972cm" svg:height="3.092cm" draw:z-index="2"><draw:object xlink:href="./Object 11" xlink:type="simple" xlink:show="embed" xlink:actuate="onLoad"/><draw:image xlink:href="./ObjectReplacements/Object 11" xlink:type="simple" xlink:show="embed" xlink:actuate="onLoad"/></draw:frame></text:p>
      <text:p text:style-name="Text_20_body">Cette valeur n'est utilisée que lors de la création du paramètre ou s'il n'a aucune valeur définie (le paramètre n'a jamais été modifié). Si on utilise la directive "RESET parameters", les valeurs des paramètres seront effacées et leurs valeurs initiales réinitialisées. </text:p>
      <text:p text:style-name="Text_20_body"><text:span text:style-name="Strong_20_Emphasis">Définition des colonnes : </text:span></text:p>
      <text:list xml:id="list1954492486" text:style-name="L11">
        <text:list-item>
          <text:p text:style-name="P17">INITIAL</text:p>
        </text:list-item>
        <text:list-item>
          <text:p text:style-name="P17">identifiant du paramètre</text:p>
        </text:list-item>
        <text:list-item>
          <text:p text:style-name="P17">valeur initiale du paramètre. Soit du texte statique, soit l'appel à une méthode connue de la famille. </text:p>
        </text:list-item>
        <text:list-item>
          <text:p text:style-name="P17">option pour forcer la mise à jour : "force=yes" même si une valeur est déjà présente.</text:p>
        </text:list-item>
      </text:list>
      <text:h text:style-name="Heading_20_4" text:outline-level="4"><text:bookmark text:name="__RefHeading__6971_454496284"/><text:bookmark-start text:name="les_attributs_enumeres"/>Les attributs énumérés<text:bookmark-end text:name="__RefHeading__6971_454496284"/><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14">pour les énumérés simples :</text:p>
          <text:list>
            <text:list-item>
              <text:p text:style-name="P14">vcheck : boutons radio (exclusifs) alignés verticalement</text:p>
            </text:list-item>
            <text:list-item>
              <text:p text:style-name="P14">hcheck : boutons radio alignés horizontalement</text:p>
            </text:list-item>
            <text:list-item>
              <text:p text:style-name="P14">auto : liste déroulante filtrante</text:p>
            </text:list-item>
            <text:list-item>
              <text:p text:style-name="P1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14">pour les énumérés multiples :</text:p>
          <text:list>
            <text:list-item>
              <text:p text:style-name="P14">vcheck : boîtes à cocher alignées verticalement</text:p>
            </text:list-item>
            <text:list-item>
              <text:p text:style-name="P14"><text:soft-page-break/>hcheck : boîtes à cocher alignées horizontalement</text:p>
            </text:list-item>
            <text:list-item>
              <text:p text:style-name="P1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 text:name="__RefHeading__40492_2078995036"/>Trie/ordre des choix de l'énuméré<text:bookmark-end text:name="__RefHeading__40492_2078995036"/></text:h>
      <text:p text:style-name="P8">esort=none</text:p>
      <text:p text:style-name="P9">Par défaut, les choix de l'énuméré sont présentés dans l'ordre de leur déclaration dans la fonction PHP.</text:p>
      <text:p text:style-name="P8">esort=key</text:p>
      <text:p text:style-name="P9">Les choix de l'énuméré sont présentés triés par ordre alphabétique de la clef.</text:p>
      <text:p text:style-name="P8"><text:soft-page-break/>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14">Faire un clic droit sur la famille et sélectionner le menu “Éditer les énumérés”</text:p>
        </text:list-item>
        <text:list-item>
          <text:p text:style-name="P14">Cliquer sur le bouton correspondant à l'énuméré à modifier</text:p>
        </text:list-item>
        <text:list-item>
          <text:p text:style-name="P1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14">De créer un nouvel énuméré</text:p>
        </text:list-item>
        <text:list-item>
          <text:p text:style-name="P14">Le deplacer grâce au flèche en dessous de l'énuméré titre</text:p>
        </text:list-item>
        <text:list-item>
          <text:p text:style-name="P1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844235218" text:style-name="L12">
        <text:list-item>
          <text:p text:style-name="P18">Les caractères ["] (quote), ['] (apostrophe) et [&amp;] (ampersand) sont à proscrire pour la composition des clefs d'énumérés.</text:p>
        </text:list-item>
        <text:list-item>
          <text:p text:style-name="P18">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text:bookmark text:name="__RefHeading__4093_1313102794"/>Créer un lien hypertexte<text:bookmark-end text:name="creer_un_lien_hypertexte"/><text:bookmark-end text:name="__RefHeading__4093_1313102794"/></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bookmark text:name="creation_d_un_hyperlien"/></text:p>
      <text:h text:style-name="Heading_20_5" text:outline-level="5">Utilisation d'attribut du document</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location.org/&amp;strLocation=<text:span text:style-name="T5">%SI_TOWN%</text:span>&amp;strCountry=EUR</text:p>
      <text:p text:style-name="Preformatted_20_Text">Le mot-clef %SI_TOWN% sera remplacé par la valeur de cet attribut. </text:p>
      <text:p text:style-name="P8">Si la valeur est vide pour un des attributs de l'URL, l'hyperlien ne sera pas affiché (on ne pourra pas cliquer sur l'attribut).</text:p>
      <text:p text:style-name="Text_20_body"><text:soft-page-break/>Il est possible de désigner des attributs optionnels en utilisant la notation suivante :</text:p>
      <text:p text:style-name="Preformatted_20_Text">%<text:span text:style-name="T5">?</text:span>SI_TOWN%</text:p>
      <text:p text:style-name="Text_20_body">Le point d'interrogation placé après le pourcentage indique que la valeur de l'attribut peut être vide.</text:p>
      <text:p text:style-name="Text_20_body">Les valeurs insérées dans le lien sont encodés (RFC 3986) pour être utilisable comme valeur de paramètre web.</text:p>
      <text:h text:style-name="Heading_20_5" text:outline-level="5">Utilisation de propriétés du document</text:h>
      <text:p text:style-name="Text_20_body">Les propriétés du document peuvent aussi être utilisées en les entourant par le caractère %. </text:p>
      <text:p text:style-name="Text_20_body">Les propriétés les plus couramment utilisées dans les liens sont :</text:p>
      <text:list xml:id="list1208214548" text:style-name="L13">
        <text:list-item>
          <text:p text:style-name="P19">%ID% : identifiant du document</text:p>
        </text:list-item>
        <text:list-item>
          <text:p text:style-name="P19">%INITID% : identifiant initial du document (invariable quelque soit la révision du document )</text:p>
        </text:list-item>
        <text:list-item>
          <text:p text:style-name="P19">%TITLE% : titre du document</text:p>
        </text:list-item>
        <text:list-item>
          <text:p text:style-name="P19">%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14">%S% : est remplacé par l'URL relative vers dynacase <text:s/>Il doit être utilisé en début de lien.</text:p>
        </text:list-item>
        <text:list-item>
          <text:p text:style-name="P14">%I% : est remplacé par l'identifiant (équivalent à %ID%)</text:p>
        </text:list-item>
        <text:list-item>
          <text:p text:style-name="P14">%T% : est remplacé par le titre (équivalent à %TITLE%)</text:p>
        </text:list-item>
      </text:list>
      <text:h text:style-name="Heading_20_5" text:outline-level="5">Utilisation de paramètres applicatifs</text:h>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5" text:outline-level="5">Utilisation de méthodes du document</text:h>
      <text:p text:style-name="Text_20_body">Les parties variables peuvent aussi faire référence à une méthode du document. Cette méthode doit retourner une chaîne de caractère qui sera inséré dans la variable. La méthode se note comme pour les attributs calculés<text:note text:id="ftn6" text:note-class="footnote"><text:note-citation>6</text:note-citation><text:note-body><text:p text:style-name="Text_20_body">Plus de détail : §<text:bookmark-ref text:reference-format="chapter" text:ref-name="devcomputed">Error: Reference source not found</text:bookmark-ref>.<text:bookmark-ref text:reference-format="text" text:ref-name="devcomputed">Error: Reference source not found</text:bookmark-ref></text:p></text:note-body></text:note></text:p>
      <text:p text:style-name="Text_20_body">Attention, il incombe à cette la méthode d'encoder le retour si besoin.</text:p>
      <text:p text:style-name="Text_20_body">Exemple :</text:p>
      <text:p text:style-name="Preformatted_20_Text"><text:span text:style-name="T5">%::linkTwo()%</text:span>&amp;x=3</text:p>
      <text:p text:style-name="Text_20_body"/>
      <text:p text:style-name="Preformatted_20_Text"><text:span text:style-name="keyword1_5f_php">public</text:span> <text:span text:style-name="keyword1_5f_php">function</text:span> myTitleLink<text:span text:style-name="symbol0_5f_php">()</text:span></text:p>
      <text:p text:style-name="Preformatted_20_Text"><text:s text:c="3"/><text:span text:style-name="symbol0_5f_php">{</text:span></text:p>
      <text:p text:style-name="Preformatted_20_Text"><text:s text:c="6"/><text:span text:style-name="keyword0_5f_php">return</text:span> <text:span text:style-name="keyword2_5f_php">sprintf</text:span><text:span text:style-name="string_5f_php">('http://www.test.net/?b=%s'</text:span><text:span text:style-name="symbol0_5f_php">,</text:span> </text:p>
      <text:p text:style-name="Preformatted_20_Text"><text:s text:c="21"/><text:span text:style-name="keyword2_5f_php">rawurlencode</text:span><text:span text:style-name="symbol0_5f_php">(</text:span><text:span text:style-name="regexp0_5f_php">$this</text:span><text:span text:style-name="symbol0_5f_php">-&gt;</text:span>getTitle<text:span text:style-name="symbol0_5f_php">()));</text:span></text:p>
      <text:p text:style-name="Preformatted_20_Text"><text:s text:c="2"/><text:span text:style-name="symbol0_5f_php">}</text:span></text:p>
      <text:h text:style-name="Heading_20_4" text:outline-level="4"><text:bookmark-start text:name="creation_d_une_relation_entre_documents"/><text:soft-page-break/>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text:bookmark text:name="__RefHeading__42742_1175622805"/>Ajouter une aide à la saisie<text:bookmark-end text:name="ajouter_une_aide_a_la_saisie"/><text:bookmark-end text:name="__RefHeading__42742_1175622805"/></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text:soft-page-break/>NomFonction(P1,P2,...):R1,R2,R3,...</text:p>
      <text:list xml:id="list1479660274" text:style-name="List_20_1">
        <text:list-item>
          <text:p text:style-name="P14">NomFonction : Nom de la fonction PHP à appeler</text:p>
        </text:list-item>
        <text:list-item>
          <text:p text:style-name="P14">P1,P2,…: Paramètres de la fonction. Pour ces attributs, il est possible de mettre:</text:p>
          <text:list>
            <text:list-item>
              <text:p text:style-name="P14">D : coordonnée de la base de donnée Dynacase</text:p>
            </text:list-item>
            <text:list-item>
              <text:p text:style-name="P14">I : numéro de référence du document</text:p>
            </text:list-item>
            <text:list-item>
              <text:p text:style-name="P14">{FAMNAME} : FAMNAME étant le nom interne de la famille. Est remplacé par le numéro de référence de la famille</text:p>
            </text:list-item>
            <text:list-item>
              <text:p text:style-name="P14">{PARAM} : PARAM étant un identificateur de paramètre. Est remplacé par la valeur du paramètre</text:p>
            </text:list-item>
            <text:list-item>
              <text:p text:style-name="P14">un chiffre : chiffre mis en argument tel quel</text:p>
            </text:list-item>
            <text:list-item>
              <text:p text:style-name="P14">chaîne de caractère : mise en argument telle quelle</text:p>
            </text:list-item>
          </text:list>
        </text:list-item>
        <text:list-item>
          <text:p text:style-name="P14">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14">$dbaccess : coordonnées de la base de données</text:p>
        </text:list-item>
        <text:list-item>
          <text:p text:style-name="P14">$famid : identificateur de la famille recherchée</text:p>
        </text:list-item>
        <text:list-item>
          <text:p text:style-name="P14">$name : restriction de la recherche au document dont le titre comprend $name</text:p>
        </text:list-item>
        <text:list-item>
          <text:p text:style-name="P1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14">TST_IDSOC : identificateur de la famille société</text:p>
        </text:list-item>
        <text:list-item>
          <text:p text:style-name="P1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text:bookmark text:name="__RefHeading__42744_1175622805"/><text:soft-page-break/>Ajouter un attribut calculé<text:bookmark-end text:name="ajouter_un_attribut_calcule"/><text:bookmark-end text:name="__RefHeading__42744_1175622805"/></text:h>
      <text:h text:style-name="Heading_20_5" text:outline-level="5"><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Voir §<text:bookmark-ref text:reference-format="chapter" text:ref-name="devcomputed">Error: Reference source not found</text:bookmark-ref>.<text:bookmark-ref text:reference-format="text" text:ref-name="devcomputed">Error: Reference source not found</text:bookmark-ref></text:p>
      <text:h text:style-name="Heading_20_5" text:outline-level="5">Remarques</text:h>
      <text:p text:style-name="Text_20_body">Les paramètres donnés à la fonction permettant le calcul de l'attribut ne peuvent pas dépendre de deux attributs de type array différents.</text:p>
      <text:h text:style-name="Heading_20_6" text:outline-level="6"><text:soft-page-break/>Exemple :</text:h>
      <text:p text:style-name="Text_20_body"><draw:frame draw:style-name="fr9" draw:name="Object1" text:anchor-type="char" svg:x="0.593cm" svg:y="0.173cm" svg:width="15.014cm" svg:height="3.6cm" draw:z-index="14"><draw:object xlink:href="./Object 13" xlink:type="simple" xlink:show="embed" xlink:actuate="onLoad"/><draw:image xlink:href="./ObjectReplacements/Object 13" xlink:type="simple" xlink:show="embed" xlink:actuate="onLoad"/></draw:frame></text:p>
      <text:p text:style-name="Text_20_body">Dans cette exemple, TST_P7 ne pourra pas être calculé car TST_P6 et TST_P9 ne font pas partie du même attribut de type array. </text:p>
      <text:h text:style-name="Heading_20_4" text:outline-level="4"><text:bookmark-start text:name="contraintes_d_attributs"/><text:bookmark text:name="__RefHeading__42746_1175622805"/>Contraintes d'attributs<text:bookmark-end text:name="contraintes_d_attributs"/><text:bookmark-end text:name="__RefHeading__42746_1175622805"/></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Voir §Développement, pour connaître comme développer ses propres conditions de saisies.</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 &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
      <text:p text:style-name="Text_20_body">La colonne link dispose des mêmes possibilités de notation données dans le chapitre "<text:bookmark-ref text:reference-format="text" text:ref-name="__RefHeading__4093_1313102794">Créer un lien hypertexte</text:bookmark-ref><text:soft-page-break/>". Elle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p text:style-name="Text_20_body">La colonne “phpfunc” permet d'indiquer une pré-condition à l'affichage du menu. Cette méthode de l'objet documentaire retourne l'activité possible du lien (actif, inactif, invisible). Si l'url est invalide (un des attributs obligatoires est vide), le menu sera toujours invisible.</text:p>
      <text:p text:style-name="Preformatted_20_Text"><text:span text:style-name="keyword1_5f_php">public</text:span> <text:span text:style-name="keyword1_5f_php">function</text:span> verifyProposition<text:span text:style-name="symbol0_5f_php">()</text:span> <text:span text:style-name="symbol0_5f_php">{</text:span></text:p>
      <text:p text:style-name="Preformatted_20_Text"><text:s text:c="3"/><text:span text:style-name="regexp0_5f_php">$a</text:span><text:span text:style-name="symbol0_5f_php">=</text:span><text:span text:style-name="regexp0_5f_php">$this</text:span><text:span text:style-name="symbol0_5f_php">-&gt;</text:span>getValue<text:span text:style-name="symbol0_5f_php">(</text:span><text:span text:style-name="string_5f_php">"cmc_level"</text:span><text:span text:style-name="symbol0_5f_php">);</text:span></text:p>
      <text:p text:style-name="Preformatted_20_Text"><text:s text:c="3"/><text:span text:style-name="keyword0_5f_php">switch</text:span> <text:span text:style-name="symbol0_5f_php">(</text:span><text:span text:style-name="regexp0_5f_php">$a</text:span><text:span text:style-name="symbol0_5f_php">)</text:span> <text:span text:style-name="symbol0_5f_php">{</text:span></text:p>
      <text:p text:style-name="Preformatted_20_Text"><text:s text:c="5"/><text:span text:style-name="keyword0_5f_php">case</text:span><text:span text:style-name="string_5f_php"> 'A'</text:span> <text:span text:style-name="symbol0_5f_php">:</text:span> </text:p>
      <text:p text:style-name="Preformatted_20_Text"><text:s text:c="8"/><text:span text:style-name="keyword0_5f_php">return</text:span> MENU_ACTIVE<text:span text:style-name="symbol0_5f_php">; <text:s text:c="3"/></text:span><text:span text:style-name="comment0_5f_php">// menu affiché</text:span></text:p>
      <text:p text:style-name="Preformatted_20_Text"><text:s text:c="5"/><text:span text:style-name="keyword0_5f_php">case</text:span><text:span text:style-name="string_5f_php"> 'B'</text:span> <text:span text:style-name="symbol0_5f_php">:</text:span> </text:p>
      <text:p text:style-name="Preformatted_20_Text"><text:s text:c="8"/><text:span text:style-name="keyword0_5f_php">return</text:span> MENU_INVISIBLE<text:span text:style-name="symbol0_5f_php">; </text:span><text:span text:style-name="comment0_5f_php">// menu non affiché</text:span></text:p>
      <text:p text:style-name="Preformatted_20_Text"><text:s text:c="5"/><text:span text:style-name="keyword1_5f_php">default</text:span> <text:span text:style-name="symbol0_5f_php">:</text:span> </text:p>
      <text:p text:style-name="Preformatted_20_Text"><text:s text:c="8"/><text:span text:style-name="keyword0_5f_php">return</text:span> MENU_INACTIVE<text:span text:style-name="symbol0_5f_php">; <text:s/></text:span><text:span text:style-name="comment0_5f_php">// menu grisé</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text:soft-page-break/>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text:soft-page-break/>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f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1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14">Aller dans le module “Gestion documentaire”</text:p>
        </text:list-item>
        <text:list-item>
          <text:p text:style-name="P14">Sélectionner la recherche “les familles”</text:p>
        </text:list-item>
        <text:list-item>
          <text:p text:style-name="P14"><text:soft-page-break/>Sélectionner la famille à modifier</text:p>
        </text:list-item>
        <text:list-item>
          <text:p text:style-name="P1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14">Faire un clic droit sur la famille et sélectionner le menu “Changer d'icône”</text:p>
        </text:list-item>
        <text:list-item>
          <text:p text:style-name="P14">Cliquer sur “Parcourir” et sélectionner une image sur le disque dur</text:p>
        </text:list-item>
        <text:list-item>
          <text:p text:style-name="P14">Cliquer sur le bouton “Importer”</text:p>
        </text:list-item>
      </text:list>
      <text:h text:style-name="Heading_20_3" text:outline-level="3">Déclarer une famille comme destinataire de courriel</text:h>
      <text:p text:style-name="Text_20_body">Les documents peuvent être envoyés par courrier électronique (mail) lorsque vous cliquez sur l'icone représentant l'enveloppe sur les documents.</text:p>
      <text:p text:style-name="Text_20_body">Cela affiche une interface permettant de choisir les destinataires. Ces destinataires sont issus des documents de familles qui ont été déclarées comme ayant des informations sur des contacts.</text:p>
      <text:p text:style-name="Text_20_body">La famille IUSER (utilisateur) a cette capacité, mais par défaut elle n'est pas activée comme étant candidate pour le choix des destinataires. Pour cela, il faut mettre le tag "MAILRECIPIENT" sur cette famille.</text:p>
      <text:p text:style-name="Text_20_body">Il faut importer la déclaration suivante :</text:p>
      <text:p text:style-name="Text_20_body"><draw:frame draw:style-name="fr7" draw:name="Objet8" text:anchor-type="as-char" svg:width="13.197cm" svg:height="1.282cm" draw:z-index="11"><draw:object xlink:href="./Object 8" xlink:type="simple" xlink:show="embed" xlink:actuate="onLoad"/><draw:image xlink:href="./ObjectReplacements/Object 8" xlink:type="simple" xlink:show="embed" xlink:actuate="onLoad"/></draw:frame></text:p>
      <text:p text:style-name="Text_20_body">Pour déclarer une autre famille utilisable comme destinataire, il faut la déclarer avec un tag "MAILRECIPIENT" et que sa classe implémente l'interface IMailRecipient</text:p>
      <text:p text:style-name="Text_20_body">Cette interface impose l'écriture de la méthode ::getMail() qui doit retourner une adresse mail valide (format RFC822), la méthode ::getMailTitle() qui doit retourner une représention de l'adresse mail pour l'utilisateur (pas obligatoirement au format RFC822) et de la méthode ::getMailAttribute() qui doit retourner l'attribut correspondant à l'adresse. Si cette dernière méthode retourne une chaîne vide l'adresse ne sera pas un critère de filtre dans le choix des destinataires.</text:p>
      <text:p text:style-name="Text_20_body"><draw:frame draw:style-name="fr8" draw:name="Objet9" text:anchor-type="as-char" svg:y="-2.985cm" svg:width="21.539cm" svg:height="3.15cm" draw:z-index="12"><draw:object xlink:href="./Object 9" xlink:type="simple" xlink:show="embed" xlink:actuate="onLoad"/><draw:image xlink:href="./ObjectReplacements/Object 9" xlink:type="simple" xlink:show="embed" xlink:actuate="onLoad"/></draw:frame></text:p>
      <text:p text:style-name="Text_20_body">Fichier Method.MyContact.php</text:p>
      <text:p text:style-name="Preformatted_20_Text"><text:span text:style-name="comment_5f_multi_5f_php">/**</text:span></text:p>
      <text:p text:style-name="Preformatted_20_Text"><text:soft-page-break/><text:span text:style-name="comment_5f_multi_5f_php"><text:s/>* @begin-method-ignore</text:span></text:p>
      <text:p text:style-name="Preformatted_20_Text"><text:span text:style-name="comment_5f_multi_5f_php"><text:s/>* this part will be deleted when construct document class until end-method-ignore</text:span></text:p>
      <text:p text:style-name="Preformatted_20_Text"><text:span text:style-name="comment_5f_multi_5f_php"><text:s/>*/</text:span></text:p>
      <text:p text:style-name="Preformatted_20_Text"><text:span text:style-name="keyword1_5f_php">class</text:span> _MYCONTACT <text:span text:style-name="keyword1_5f_php">extends</text:span> Doc implements IMailRecipient</text:p>
      <text:p text:style-name="Preformatted_20_Text"><text:span text:style-name="symbol0_5f_php">{</text:span></text:p>
      <text:p text:style-name="Preformatted_20_Text"><text:s text:c="4"/><text:span text:style-name="comment_5f_multi_5f_php">/**</text:span></text:p>
      <text:p text:style-name="Preformatted_20_Text"><text:span text:style-name="comment_5f_multi_5f_php"><text:s text:c="5"/>* @end-method-ignore</text:span></text:p>
      <text:p text:style-name="Preformatted_20_Text"><text:span text:style-name="comment_5f_multi_5f_php"><text:s text:c="4"/>*/</text:span></text:p>
      <text:p text:style-name="Preformatted_20_Text"><text:s text:c="2"/><text:span text:style-name="keyword1_5f_php">public</text:span> <text:span text:style-name="keyword1_5f_php">function</text:span> getMail<text:span text:style-name="symbol0_5f_php">()</text:span> <text:span text:style-name="symbol0_5f_php">{</text:span></text:p>
      <text:p text:style-name="Preformatted_20_Text"><text:s text:c="4"/><text:span text:style-name="keyword0_5f_php">return</text:span> <text:span text:style-name="keyword2_5f_php">sprintf</text:span><text:span text:style-name="string_5f_php">('"%s" &lt;%s&gt;'</text:span><text:span text:style-name="symbol0_5f_php">,</text:span><text:span text:style-name="regexp0_5f_php">$this</text:span><text:span text:style-name="symbol0_5f_php">-&gt;</text:span>getValue<text:span text:style-name="symbol0_5f_php">(</text:span><text:span text:style-name="string_5f_php">"ct_lname"</text:span><text:span text:style-name="symbol0_5f_php">),</text:span><text:span text:style-name="regexp0_5f_php">$this</text:span><text:span text:style-name="symbol0_5f_php">-&gt;</text:span>getValue<text:span text:style-name="string_5f_php">('ct_mail'</text:span><text:span text:style-name="symbol0_5f_php">));</text:span></text:p>
      <text:p text:style-name="Preformatted_20_Text"><text:s text:c="2"/><text:span text:style-name="symbol0_5f_php">}</text:span></text:p>
      <text:p text:style-name="Preformatted_20_Text"><text:s text:c="2"/><text:span text:style-name="keyword1_5f_php">public</text:span> <text:span text:style-name="keyword1_5f_php">function</text:span> getMailTitle<text:span text:style-name="symbol0_5f_php">()</text:span> <text:span text:style-name="symbol0_5f_php">{</text:span></text:p>
      <text:p text:style-name="Preformatted_20_Text"><text:s text:c="4"/><text:span text:style-name="keyword0_5f_php">return</text:span> <text:span text:style-name="keyword2_5f_php">sprintf</text:span><text:span text:style-name="string_5f_php">('%s — %s'</text:span><text:span text:style-name="symbol0_5f_php">,</text:span><text:span text:style-name="regexp0_5f_php">$this</text:span><text:span text:style-name="symbol0_5f_php">-&gt;</text:span>getValue<text:span text:style-name="symbol0_5f_php">(</text:span><text:span text:style-name="string_5f_php">"ct_lname"</text:span><text:span text:style-name="symbol0_5f_php">),preg_replace('/@/', ' (at) ', </text:span><text:span text:style-name="regexp0_5f_php">$this</text:span><text:span text:style-name="symbol0_5f_php">-&gt;</text:span>getValue<text:span text:style-name="string_5f_php">('ct_mail'</text:span><text:span text:style-name="symbol0_5f_php">)));</text:span></text:p>
      <text:p text:style-name="Preformatted_20_Text"><text:span text:style-name="symbol0_5f_php"><text:s text:c="2"/></text:span><text:span text:style-name="symbol0_5f_php">}</text:span></text:p>
      <text:p text:style-name="Preformatted_20_Text"><text:s text:c="2"/><text:span text:style-name="keyword1_5f_php">public</text:span> <text:span text:style-name="keyword2_5f_php">static</text:span> <text:span text:style-name="keyword1_5f_php">function</text:span> getMailAttribute<text:span text:style-name="symbol0_5f_php">()</text:span> <text:span text:style-name="symbol0_5f_php">{</text:span></text:p>
      <text:p text:style-name="Preformatted_20_Text"><text:s text:c="4"/><text:span text:style-name="keyword0_5f_php">return</text:span><text:span text:style-name="string_5f_php"> 'ct_mail'</text:span><text:span text:style-name="symbol0_5f_php">;</text:span></text:p>
      <text:p text:style-name="Preformatted_20_Text"><text:s text:c="2"/><text:span text:style-name="symbol0_5f_php">}</text:span></text:p>
      <text:p text:style-name="Preformatted_20_Text"><text:s text:c="4"/><text:span text:style-name="comment_5f_multi_5f_php">/**</text:span></text:p>
      <text:p text:style-name="Preformatted_20_Text"><text:span text:style-name="comment_5f_multi_5f_php"><text:s text:c="5"/>* @begin-method-ignore</text:span></text:p>
      <text:p text:style-name="Preformatted_20_Text"><text:span text:style-name="comment_5f_multi_5f_php"><text:s text:c="5"/>* this part will be deleted when construct document class until end-method-ignore</text:span></text:p>
      <text:p text:style-name="Preformatted_20_Text"><text:span text:style-name="comment_5f_multi_5f_php"><text:s text:c="5"/>*/</text:span></text:p>
      <text:p text:style-name="Preformatted_20_Text"><text:span text:style-name="symbol0_5f_php">}</text:span></text:p>
      <text:p text:style-name="Preformatted_20_Text"><text:span text:style-name="comment_5f_multi_5f_php">/**</text:span></text:p>
      <text:p text:style-name="Preformatted_20_Text"><text:span text:style-name="comment_5f_multi_5f_php"><text:s/>* @end-method-ignore</text:span></text:p>
      <text:p text:style-name="Preformatted_20_Text"><text:span text:style-name="comment_5f_multi_5f_php">*/</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402</meta:generator>
    <dc:date>2013-01-17T15:47:05</dc:date>
    <meta:editing-duration>P3DT16H56M37S</meta:editing-duration>
    <meta:editing-cycles>189</meta:editing-cycles>
    <dc:creator>Nicolas Thing-leoh</dc:creator>
    <meta:document-statistic meta:table-count="41" meta:image-count="0" meta:object-count="13" meta:page-count="36" meta:paragraph-count="1336" meta:word-count="12011" meta:character-count="77237" meta:non-whitespace-character-count="658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14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transparent"/>
      <style:text-properties style:text-position=""/>
    </style:style>
    <style:style style:name="ce2" style:family="table-cell" style:parent-style-name="Default">
      <style:table-cell-properties fo:background-color="transparent"/>
    </style:style>
  </office:automatic-styles>
  <office:body>
    <office:spreadsheet>
      <table:table table:name="Feuille2" table:style-name="ta1">
        <table:table-column table:style-name="co1" table:default-cell-style-name="Default"/>
        <table:table-column table:style-name="co2" table:default-cell-style-name="Default"/>
        <table:table-row table:style-name="ro1" table:number-rows-repeated="3">
          <table:table-cell table:number-columns-repeated="2"/>
        </table:table-row>
        <table:table-row table:style-name="ro1">
          <table:table-cell table:style-name="ce2" office:value-type="string">
            <text:p>RESET</text:p>
          </table:table-cell>
          <table:table-cell table:style-name="ce2" office:value-type="string">
            <text:p>default</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25cm"/>
    </style:style>
    <style:style style:name="co3" style:family="table-column">
      <style:table-column-properties fo:break-before="auto" style:column-width="0.575cm"/>
    </style:style>
    <style:style style:name="co4" style:family="table-column">
      <style:table-column-properties fo:break-before="auto" style:column-width="1.203cm"/>
    </style:style>
    <style:style style:name="co5" style:family="table-column">
      <style:table-column-properties fo:break-before="auto" style:column-width="0.827cm"/>
    </style:style>
    <style:style style:name="co6" style:family="table-column">
      <style:table-column-properties fo:break-before="auto" style:column-width="0.764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f0a7"/>
      <style:text-properties style:text-position=""/>
    </style:style>
    <style:style style:name="ce2" style:family="table-cell" style:parent-style-name="Default">
      <style:table-cell-properties fo:background-color="#ccffcc"/>
      <style:text-properties fo:color="#000000" style:text-position=""/>
    </style:style>
    <style:style style:name="ce3" style:family="table-cell" style:parent-style-name="Default">
      <style:table-cell-properties fo:background-color="transparent"/>
      <style:text-properties fo:color="#000000" style:text-position=""/>
    </style:style>
    <style:style style:name="ce4" style:family="table-cell" style:parent-style-name="Default">
      <style:table-cell-properties fo:background-color="transparent"/>
      <style:text-properties fo:color="#287738" style:text-position=""/>
    </style:style>
    <style:style style:name="ce5" style:family="table-cell" style:parent-style-name="Default">
      <style:table-cell-properties fo:background-color="#f7f0a7"/>
    </style:style>
    <style:style style:name="ce6" style:family="table-cell" style:parent-style-name="Default">
      <style:table-cell-properties fo:background-color="#ccffcc"/>
      <style:text-properties fo:color="#000000"/>
    </style:style>
    <style:style style:name="ce7" style:family="table-cell" style:parent-style-name="Default">
      <style:table-cell-properties fo:background-color="transparent"/>
      <style:text-properties fo:color="#000000"/>
    </style:style>
    <style:style style:name="ce8" style:family="table-cell" style:parent-style-name="Default">
      <style:table-cell-properties fo:background-color="transparent"/>
      <style:text-properties fo:color="#287738"/>
    </style:style>
  </office:automatic-styles>
  <office:body>
    <office:spreadsheet>
      <table:table table:name="Feuille2" table:style-name="ta1">
        <table:table-column table:style-name="co1" table:default-cell-style-name="Default"/>
        <table:table-column table:style-name="co2" table:number-columns-repeated="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3">
          <table:table-cell table:number-columns-repeated="9"/>
        </table:table-row>
        <table:table-row table:style-name="ro1">
          <table:table-cell table:style-name="ce5" office:value-type="string">
            <text:p>//</text:p>
          </table:table-cell>
          <table:table-cell table:style-name="ce5" office:value-type="string">
            <text:p>idattr</text:p>
          </table:table-cell>
          <table:table-cell table:style-name="ce5" office:value-type="string">
            <text:p>idframe</text:p>
          </table:table-cell>
          <table:table-cell table:style-name="ce5" office:value-type="string">
            <text:p>label</text:p>
          </table:table-cell>
          <table:table-cell table:style-name="ce5" office:value-type="string">
            <text:p>T</text:p>
          </table:table-cell>
          <table:table-cell table:style-name="ce5" office:value-type="string">
            <text:p>A</text:p>
          </table:table-cell>
          <table:table-cell table:style-name="ce5" office:value-type="string">
            <text:p>type</text:p>
          </table:table-cell>
          <table:table-cell table:style-name="ce5" office:value-type="string">
            <text:p>ord</text:p>
          </table:table-cell>
          <table:table-cell table:style-name="ce5" office:value-type="string">
            <text:p>vis</text:p>
          </table:table-cell>
        </table:table-row>
        <table:table-row table:style-name="ro1">
          <table:table-cell table:style-name="ce6" office:value-type="string">
            <text:p>PARAM</text:p>
          </table:table-cell>
          <table:table-cell table:style-name="ce6" office:value-type="string">
            <text:p>TST_FR_PARAM</text:p>
          </table:table-cell>
          <table:table-cell table:style-name="ce6"/>
          <table:table-cell table:style-name="ce6" office:value-type="string">
            <text:p>Cadre Un</text:p>
          </table:table-cell>
          <table:table-cell table:number-columns-repeated="2" table:style-name="ce6" office:value-type="string">
            <text:p>N</text:p>
          </table:table-cell>
          <table:table-cell table:style-name="ce6" office:value-type="string">
            <text:p>frame</text:p>
          </table:table-cell>
          <table:table-cell table:style-name="ce6"/>
          <table:table-cell table:style-name="ce6" office:value-type="string">
            <text:p>W</text:p>
          </table:table-cell>
        </table:table-row>
        <table:table-row table:style-name="ro1">
          <table:table-cell table:style-name="ce7" office:value-type="string">
            <text:p>PARAM</text:p>
          </table:table-cell>
          <table:table-cell table:style-name="ce7" office:value-type="string">
            <text:p>TST_P1</text:p>
          </table:table-cell>
          <table:table-cell table:style-name="ce7" office:value-type="string">
            <text:p>TST_FR_PARAM</text:p>
          </table:table-cell>
          <table:table-cell table:style-name="ce7" office:value-type="string">
            <text:p>Param 1</text:p>
          </table:table-cell>
          <table:table-cell table:number-columns-repeated="2" table:style-name="ce7" office:value-type="string">
            <text:p>N</text:p>
          </table:table-cell>
          <table:table-cell table:style-name="ce7" office:value-type="string">
            <text:p>int</text:p>
          </table:table-cell>
          <table:table-cell table:style-name="ce7" office:value-type="float" office:value="10">
            <text:p>10</text:p>
          </table:table-cell>
          <table:table-cell table:style-name="ce7" office:value-type="string">
            <text:p>W</text:p>
          </table:table-cell>
        </table:table-row>
        <table:table-row table:style-name="ro1">
          <table:table-cell table:style-name="ce7" office:value-type="string">
            <text:p>PARAM</text:p>
          </table:table-cell>
          <table:table-cell table:style-name="ce7" office:value-type="string">
            <text:p>TST_P2</text:p>
          </table:table-cell>
          <table:table-cell table:style-name="ce7" office:value-type="string">
            <text:p>TST_FR_PARAM</text:p>
          </table:table-cell>
          <table:table-cell table:style-name="ce7" office:value-type="string">
            <text:p>Param 2</text:p>
          </table:table-cell>
          <table:table-cell table:number-columns-repeated="2" table:style-name="ce7" office:value-type="string">
            <text:p>N</text:p>
          </table:table-cell>
          <table:table-cell table:style-name="ce7" office:value-type="string">
            <text:p>int</text:p>
          </table:table-cell>
          <table:table-cell table:style-name="ce7" office:value-type="float" office:value="20">
            <text:p>20</text:p>
          </table:table-cell>
          <table:table-cell table:style-name="ce7" office:value-type="string">
            <text:p>W</text:p>
          </table:table-cell>
        </table:table-row>
        <table:table-row table:style-name="ro1">
          <table:table-cell table:style-name="ce8" office:value-type="string">
            <text:p>DEFAULT</text:p>
          </table:table-cell>
          <table:table-cell table:style-name="ce8" office:value-type="string">
            <text:p>TST_P1</text:p>
          </table:table-cell>
          <table:table-cell table:style-name="ce8" office:value-type="float" office:value="34">
            <text:p>34</text:p>
          </table:table-cell>
          <table:table-cell table:style-name="ce8" table:number-columns-repeated="6"/>
        </table:table-row>
        <table:table-row table:style-name="ro1">
          <table:table-cell table:style-name="ce7" office:value-type="string">
            <text:p>INITIAL</text:p>
          </table:table-cell>
          <table:table-cell table:style-name="ce7" office:value-type="string">
            <text:p>TST_P2</text:p>
          </table:table-cell>
          <table:table-cell table:style-name="ce7" office:value-type="float" office:value="40">
            <text:p>40</text:p>
          </table:table-cell>
          <table:table-cell table:style-name="ce7" table:number-columns-repeated="6"/>
        </table:table-row>
        <table:table-row table:style-name="ro1">
          <table:table-cell table:style-name="ce7" office:value-type="string">
            <text:p>INITIAL</text:p>
          </table:table-cell>
          <table:table-cell table:style-name="ce7" office:value-type="string">
            <text:p>TST_P1</text:p>
          </table:table-cell>
          <table:table-cell table:style-name="ce7" office:value-type="float" office:value="50">
            <text:p>50</text:p>
          </table:table-cell>
          <table:table-cell table:style-name="ce7" table:number-columns-repeated="6"/>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17cm"/>
    </style:style>
    <style:style style:name="co3" style:family="table-column">
      <style:table-column-properties fo:break-before="auto" style:column-width="3.103cm"/>
    </style:style>
    <style:style style:name="co4" style:family="table-column">
      <style:table-column-properties fo:break-before="auto" style:column-width="0.54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f0a7"/>
    </style:style>
    <style:style style:name="ce2" style:family="table-cell" style:parent-style-name="Default">
      <style:table-cell-properties fo:background-color="#ccffcc"/>
      <style:text-properties fo:color="#000000"/>
    </style:style>
    <style:style style:name="ce3" style:family="table-cell" style:parent-style-name="Default">
      <style:table-cell-properties fo:background-color="transparent"/>
      <style:text-properties fo:color="#000000"/>
    </style:style>
    <style:style style:name="ce4" style:family="table-cell" style:parent-style-name="Default">
      <style:table-cell-properties fo:background-color="#ffcc99"/>
      <style:text-properties fo:color="#000000"/>
    </style:style>
    <style:style style:name="ce5" style:family="table-cell" style:parent-style-name="Default">
      <style:table-cell-properties fo:background-color="transparent"/>
      <style:text-properties fo:color="#287738"/>
    </style:style>
  </office:automatic-styles>
  <office:body>
    <office:spreadsheet>
      <table:table table:name="Feuille3" table:style-name="ta1">
        <table:table-column table:style-name="co1" table:default-cell-style-name="ce3"/>
        <table:table-column table:style-name="co2" table:default-cell-style-name="ce3"/>
        <table:table-column table:style-name="co3" table:default-cell-style-name="ce3"/>
        <table:table-column table:style-name="co1" table:default-cell-style-name="ce3"/>
        <table:table-column table:style-name="co4" table:number-columns-repeated="2" table:default-cell-style-name="ce3"/>
        <table:table-column table:style-name="co1" table:default-cell-style-name="ce3"/>
        <table:table-row table:style-name="ro1" table:number-rows-repeated="4">
          <table:table-cell table:style-name="Default" table:number-columns-repeated="7"/>
        </table:table-row>
        <table:table-row table:style-name="ro1">
          <table:table-cell table:style-name="ce1" office:value-type="string">
            <text:p>//</text:p>
          </table:table-cell>
          <table:table-cell table:style-name="ce1" office:value-type="string">
            <text:p>idattr</text:p>
          </table:table-cell>
          <table:table-cell table:style-name="ce1" office:value-type="string">
            <text:p>idframe</text:p>
          </table:table-cell>
          <table:table-cell table:style-name="ce1" office:value-type="string">
            <text:p>label</text:p>
          </table:table-cell>
          <table:table-cell table:style-name="ce1" office:value-type="string">
            <text:p>T</text:p>
          </table:table-cell>
          <table:table-cell table:style-name="ce1" office:value-type="string">
            <text:p>A</text:p>
          </table:table-cell>
          <table:table-cell table:style-name="ce1" office:value-type="string">
            <text:p>type</text:p>
          </table:table-cell>
        </table:table-row>
        <table:table-row table:style-name="ro1">
          <table:table-cell table:style-name="ce2" office:value-type="string">
            <text:p>ATTR</text:p>
          </table:table-cell>
          <table:table-cell table:style-name="ce2" office:value-type="string">
            <text:p>TST_FRAME</text:p>
          </table:table-cell>
          <table:table-cell table:style-name="ce2"/>
          <table:table-cell table:style-name="ce2" office:value-type="string">
            <text:p>Cadre Un</text:p>
          </table:table-cell>
          <table:table-cell table:number-columns-repeated="2" table:style-name="ce2" office:value-type="string">
            <text:p>N</text:p>
          </table:table-cell>
          <table:table-cell table:style-name="ce2" office:value-type="string">
            <text:p>frame</text:p>
          </table:table-cell>
        </table:table-row>
        <table:table-row table:style-name="ro1">
          <table:table-cell office:value-type="string">
            <text:p>ATTR</text:p>
          </table:table-cell>
          <table:table-cell office:value-type="string">
            <text:p>TST_TITLE</text:p>
          </table:table-cell>
          <table:table-cell office:value-type="string">
            <text:p>TST_FRAME</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4" office:value-type="string">
            <text:p>TST_ARRAY1</text:p>
          </table:table-cell>
          <table:table-cell table:style-name="ce4" office:value-type="string">
            <text:p>TST_FRAME</text:p>
          </table:table-cell>
          <table:table-cell table:style-name="ce4" office:value-type="string">
            <text:p>Tableau</text:p>
          </table:table-cell>
          <table:table-cell table:style-name="ce4" table:number-columns-repeated="2"/>
          <table:table-cell table:style-name="ce4" office:value-type="string">
            <text:p>array</text:p>
          </table:table-cell>
        </table:table-row>
        <table:table-row table:style-name="ro1">
          <table:table-cell office:value-type="string">
            <text:p>ATTR</text:p>
          </table:table-cell>
          <table:table-cell office:value-type="string">
            <text:p>TST_NUMBER1</text:p>
          </table:table-cell>
          <table:table-cell office:value-type="string">
            <text:p>TST_ARRAY1</text:p>
          </table:table-cell>
          <table:table-cell office:value-type="string">
            <text:p>Nombre1</text:p>
          </table:table-cell>
          <table:table-cell table:number-columns-repeated="2" office:value-type="string">
            <text:p>N</text:p>
          </table:table-cell>
          <table:table-cell office:value-type="string">
            <text:p>int</text:p>
          </table:table-cell>
        </table:table-row>
        <table:table-row table:style-name="ro1">
          <table:table-cell office:value-type="string">
            <text:p>ATTR</text:p>
          </table:table-cell>
          <table:table-cell office:value-type="string">
            <text:p>TST_TEXT1</text:p>
          </table:table-cell>
          <table:table-cell office:value-type="string">
            <text:p>TST_ARRAY1</text:p>
          </table:table-cell>
          <table:table-cell office:value-type="string">
            <text:p>Text 1</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4" office:value-type="string">
            <text:p>TST_ARRAY2</text:p>
          </table:table-cell>
          <table:table-cell table:style-name="ce4" office:value-type="string">
            <text:p>TST_FRAME</text:p>
          </table:table-cell>
          <table:table-cell table:style-name="ce4" office:value-type="string">
            <text:p>Tableau</text:p>
          </table:table-cell>
          <table:table-cell table:style-name="ce4" table:number-columns-repeated="2"/>
          <table:table-cell table:style-name="ce4" office:value-type="string">
            <text:p>array</text:p>
          </table:table-cell>
        </table:table-row>
        <table:table-row table:style-name="ro1">
          <table:table-cell office:value-type="string">
            <text:p>ATTR</text:p>
          </table:table-cell>
          <table:table-cell office:value-type="string">
            <text:p>TST_NUMBER2</text:p>
          </table:table-cell>
          <table:table-cell office:value-type="string">
            <text:p>TST_ARRAY2</text:p>
          </table:table-cell>
          <table:table-cell office:value-type="string">
            <text:p>Nombre2</text:p>
          </table:table-cell>
          <table:table-cell table:number-columns-repeated="2" office:value-type="string">
            <text:p>N</text:p>
          </table:table-cell>
          <table:table-cell office:value-type="string">
            <text:p>int</text:p>
          </table:table-cell>
        </table:table-row>
        <table:table-row table:style-name="ro1">
          <table:table-cell office:value-type="string">
            <text:p>ATTR</text:p>
          </table:table-cell>
          <table:table-cell office:value-type="string">
            <text:p>TST_TEXT2</text:p>
          </table:table-cell>
          <table:table-cell office:value-type="string">
            <text:p>TST_ARRAY2</text:p>
          </table:table-cell>
          <table:table-cell office:value-type="string">
            <text:p>Text 2</text:p>
          </table:table-cell>
          <table:table-cell table:number-columns-repeated="2" office:value-type="string">
            <text:p>N</text:p>
          </table:table-cell>
          <table:table-cell office:value-type="string">
            <text:p>text</text:p>
          </table:table-cell>
        </table:table-row>
        <table:table-row table:style-name="ro1">
          <table:table-cell office:value-type="string">
            <text:p>ATTR</text:p>
          </table:table-cell>
          <table:table-cell office:value-type="string">
            <text:p>TST_DOCM2</text:p>
          </table:table-cell>
          <table:table-cell office:value-type="string">
            <text:p>TST_ARRAY2</text:p>
          </table:table-cell>
          <table:table-cell office:value-type="string">
            <text:p>Docm2</text:p>
          </table:table-cell>
          <table:table-cell table:number-columns-repeated="2" office:value-type="string">
            <text:p>N</text:p>
          </table:table-cell>
          <table:table-cell office:value-type="string">
            <text:p>docid("x")</text:p>
          </table:table-cell>
        </table:table-row>
        <table:table-row table:style-name="ro1">
          <table:table-cell table:number-columns-repeated="7"/>
        </table:table-row>
        <table:table-row table:style-name="ro1">
          <table:table-cell table:style-name="ce5" office:value-type="string">
            <text:p>DEFAULT</text:p>
          </table:table-cell>
          <table:table-cell table:style-name="ce5" office:value-type="string">
            <text:p>TST_TITLE</text:p>
          </table:table-cell>
          <table:table-cell table:style-name="ce5" office:value-type="string">
            <text:p>First</text:p>
          </table:table-cell>
          <table:table-cell table:style-name="ce5" table:number-columns-repeated="4"/>
        </table:table-row>
        <table:table-row table:style-name="ro1">
          <table:table-cell table:style-name="ce5" office:value-type="string">
            <text:p>DEFAULT</text:p>
          </table:table-cell>
          <table:table-cell table:style-name="ce5" office:value-type="string">
            <text:p>TST_ARRAY1</text:p>
          </table:table-cell>
          <table:table-cell table:style-name="ce5" office:value-type="string">
            <text:p>[{"tst_text1":"Un","tst_number1":"1"},{"tst_text1":"Deux","tst_number1":"2"}] </text:p>
          </table:table-cell>
          <table:table-cell table:style-name="ce5" table:number-columns-repeated="4"/>
        </table:table-row>
        <table:table-row table:style-name="ro1">
          <table:table-cell table:style-name="ce5" office:value-type="string">
            <text:p>DEFAULT</text:p>
          </table:table-cell>
          <table:table-cell table:style-name="ce5" office:value-type="string">
            <text:p>TST_ARRAY2</text:p>
          </table:table-cell>
          <table:table-cell table:style-name="ce5" office:value-type="string">
            <text:p>::completeMyArray()</text:p>
          </table:table-cell>
          <table:table-cell table:style-name="ce5" table:number-columns-repeated="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849cm"/>
    </style:style>
    <style:style style:name="co2" style:family="table-column">
      <style:table-column-properties fo:break-before="auto" style:column-width="3.51cm"/>
    </style:style>
    <style:style style:name="co3" style:family="table-column">
      <style:table-column-properties fo:break-before="auto" style:column-width="1.868cm"/>
    </style:style>
    <style:style style:name="co4" style:family="table-column">
      <style:table-column-properties fo:break-before="auto" style:column-width="1.005cm"/>
    </style:style>
    <style:style style:name="co5" style:family="table-column">
      <style:table-column-properties fo:break-before="auto" style:column-width="5.838cm"/>
    </style:style>
    <style:style style:name="co6"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f0a7"/>
      <style:text-properties style:text-position=""/>
    </style:style>
    <style:style style:name="ce2" style:family="table-cell" style:parent-style-name="Default">
      <style:table-cell-properties fo:background-color="#ccffcc"/>
      <style:text-properties fo:color="#000000" style:text-position=""/>
    </style:style>
    <style:style style:name="ce3" style:family="table-cell" style:parent-style-name="Default">
      <style:table-cell-properties fo:background-color="#ffcc99"/>
      <style:text-properties fo:color="#000000" style:text-position=""/>
    </style:style>
    <style:style style:name="ce4" style:family="table-cell" style:parent-style-name="Default">
      <style:table-cell-properties fo:background-color="transparent"/>
      <style:text-properties fo:color="#000000" style:text-position=""/>
    </style:style>
    <style:style style:name="ce5" style:family="table-cell" style:parent-style-name="Default">
      <style:table-cell-properties fo:background-color="transparent"/>
      <style:text-properties fo:color="#287738" style:text-position=""/>
    </style:style>
    <style:style style:name="ce6" style:family="table-cell" style:parent-style-name="Default">
      <style:table-cell-properties fo:background-color="#f7f0a7"/>
    </style:style>
    <style:style style:name="ce7" style:family="table-cell" style:parent-style-name="Default">
      <style:table-cell-properties fo:background-color="#ccffcc"/>
      <style:text-properties fo:color="#000000"/>
    </style:style>
    <style:style style:name="ce8" style:family="table-cell" style:parent-style-name="Default">
      <style:table-cell-properties fo:background-color="#ffcc99"/>
      <style:text-properties fo:color="#000000"/>
    </style:style>
    <style:style style:name="ce9" style:family="table-cell" style:parent-style-name="Default">
      <style:table-cell-properties fo:background-color="transparent"/>
      <style:text-properties fo:color="#000000"/>
    </style:style>
    <style:style style:name="ce10" style:family="table-cell" style:parent-style-name="Default">
      <style:table-cell-properties fo:background-color="transparent"/>
      <style:text-properties fo:color="#287738"/>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7">
          <table:table-cell table:number-columns-repeated="5"/>
        </table:table-row>
        <table:table-row table:style-name="ro1">
          <table:table-cell table:style-name="ce6" office:value-type="string">
            <text:p>idattr</text:p>
          </table:table-cell>
          <table:table-cell table:style-name="ce6" office:value-type="string">
            <text:p>idframe</text:p>
          </table:table-cell>
          <table:table-cell table:style-name="ce6" office:value-type="string">
            <text:p>label</text:p>
          </table:table-cell>
          <table:table-cell table:style-name="ce6" office:value-type="string">
            <text:p>type</text:p>
          </table:table-cell>
          <table:table-cell table:style-name="ce6" office:value-type="string">
            <text:p>phpfunc</text:p>
          </table:table-cell>
        </table:table-row>
        <table:table-row table:style-name="ro1">
          <table:table-cell table:style-name="ce7" office:value-type="string">
            <text:p>TST_FR_PARAM</text:p>
          </table:table-cell>
          <table:table-cell table:style-name="ce7"/>
          <table:table-cell table:style-name="ce7" office:value-type="string">
            <text:p>Cadre Un</text:p>
          </table:table-cell>
          <table:table-cell table:style-name="ce7" office:value-type="string">
            <text:p>frame</text:p>
          </table:table-cell>
          <table:table-cell table:style-name="ce7"/>
        </table:table-row>
        <table:table-row table:style-name="ro1">
          <table:table-cell table:style-name="ce8" office:value-type="string">
            <text:p>TST_ARRAY</text:p>
          </table:table-cell>
          <table:table-cell table:style-name="ce8" office:value-type="string">
            <text:p>TST_FR_PARAM</text:p>
          </table:table-cell>
          <table:table-cell table:style-name="ce8" office:value-type="string">
            <text:p>Tableau un</text:p>
          </table:table-cell>
          <table:table-cell table:style-name="ce8" office:value-type="string">
            <text:p>array</text:p>
          </table:table-cell>
          <table:table-cell table:style-name="ce8"/>
        </table:table-row>
        <table:table-row table:style-name="ro1">
          <table:table-cell table:style-name="ce9" office:value-type="string">
            <text:p>TST_P6</text:p>
          </table:table-cell>
          <table:table-cell table:style-name="ce9" office:value-type="string">
            <text:p>TST_ARRAY</text:p>
          </table:table-cell>
          <table:table-cell table:style-name="ce9" office:value-type="string">
            <text:p>Param 6</text:p>
          </table:table-cell>
          <table:table-cell table:style-name="ce9" office:value-type="string">
            <text:p>int</text:p>
          </table:table-cell>
          <table:table-cell table:style-name="ce9"/>
        </table:table-row>
        <table:table-row table:style-name="ro1">
          <table:table-cell table:style-name="ce9" office:value-type="string">
            <text:p>TST_P7</text:p>
          </table:table-cell>
          <table:table-cell table:style-name="ce9" office:value-type="string">
            <text:p>TST_ARRAY</text:p>
          </table:table-cell>
          <table:table-cell table:style-name="ce9" office:value-type="string">
            <text:p>Param 7</text:p>
          </table:table-cell>
          <table:table-cell table:style-name="ce9" office:value-type="string">
            <text:p>int</text:p>
          </table:table-cell>
          <table:table-cell table:style-name="ce10" office:value-type="string">
            <text:p>::addAllPlusOne(TST_P6,TST_P9)</text:p>
          </table:table-cell>
        </table:table-row>
        <table:table-row table:style-name="ro1">
          <table:table-cell table:style-name="ce9" office:value-type="string">
            <text:p>TST_P8</text:p>
          </table:table-cell>
          <table:table-cell table:style-name="ce9" office:value-type="string">
            <text:p>TST_ARRAY</text:p>
          </table:table-cell>
          <table:table-cell table:style-name="ce9" office:value-type="string">
            <text:p>Param 8</text:p>
          </table:table-cell>
          <table:table-cell table:style-name="ce9" office:value-type="string">
            <text:p>int</text:p>
          </table:table-cell>
          <table:table-cell table:style-name="ce10"/>
        </table:table-row>
        <table:table-row table:style-name="ro1">
          <table:table-cell table:style-name="ce8" office:value-type="string">
            <text:p>TST_ARRAY_2</text:p>
          </table:table-cell>
          <table:table-cell table:style-name="ce8" office:value-type="string">
            <text:p>TST_FR_PARAM</text:p>
          </table:table-cell>
          <table:table-cell table:style-name="ce8" office:value-type="string">
            <text:p>Tableau deux</text:p>
          </table:table-cell>
          <table:table-cell table:style-name="ce8" office:value-type="string">
            <text:p>array</text:p>
          </table:table-cell>
          <table:table-cell table:style-name="ce8"/>
        </table:table-row>
        <table:table-row table:style-name="ro1">
          <table:table-cell table:style-name="ce9" office:value-type="string">
            <text:p>TST_P9</text:p>
          </table:table-cell>
          <table:table-cell table:style-name="ce9" office:value-type="string">
            <text:p>TST_ARRAY</text:p>
          </table:table-cell>
          <table:table-cell table:style-name="ce9" office:value-type="string">
            <text:p>Param 9</text:p>
          </table:table-cell>
          <table:table-cell table:style-name="ce9" office:value-type="string">
            <text:p>int</text:p>
          </table:table-cell>
          <table:table-cell table:style-name="ce9"/>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7">17/01/2013</text:date>, <text:time>15:41: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8"/>
        <table:table-column table:style-name="co1" table:default-cell-style-name="ce8"/>
        <table:table-column table:style-name="co1" table:default-cell-style-name="ce5"/>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6" office:value-type="string">
            <text:p>BEGIN</text:p>
          </table:table-cell>
          <table:table-cell table:style-name="ce7" office:value-type="string">
            <text:p>SOCIETY</text:p>
          </table:table-cell>
          <table:table-cell table:style-name="ce7" office:value-type="string">
            <text:p>site</text:p>
          </table:table-cell>
          <table:table-cell table:style-name="ce7" table:number-columns-repeated="2"/>
          <table:table-cell table:style-name="ce7" office:value-type="string">
            <text:p>SIT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ackground-color="#eaa94c"/>
      <style:text-properties fo:color="#000000" style:text-position=""/>
    </style:style>
    <style:style style:name="ce11" style:family="table-cell" style:parent-style-name="Default">
      <style:table-cell-properties fo:background-color="transparent"/>
      <style:text-properties style:use-window-font-color="true" style:text-position=""/>
    </style:style>
    <style:style style:name="ce12" style:family="table-cell" style:parent-style-name="Default">
      <style:table-cell-properties fo:background-color="#99ccff"/>
      <style:text-properties style:use-window-font-color="true" style:text-position=""/>
    </style:style>
    <style:style style:name="ce9" style:family="table-cell" style:parent-style-name="Default">
      <style:table-cell-properties fo:background-color="#ffff99"/>
      <style:text-properties style:use-window-font-color="true" style:text-position=""/>
    </style:style>
    <style:style style:name="ce5" style:family="table-cell" style:parent-style-name="Default">
      <style:table-cell-properties fo:background-color="#ffff99"/>
      <style:text-properties style:use-window-font-color="true"/>
    </style:style>
    <style:style style:name="ce6" style:family="table-cell" style:parent-style-name="Default">
      <style:table-cell-properties fo:background-color="#eaa94c"/>
      <style:text-properties fo:color="#000000"/>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6" office:value-type="string">
            <text:p>BEGIN</text:p>
          </table:table-cell>
          <table:table-cell table:style-name="ce6" office:value-type="string">
            <text:p>DIR </text:p>
          </table:table-cell>
          <table:table-cell table:style-name="ce6" office:value-type="string">
            <text:p>dossier événements </text:p>
          </table:table-cell>
          <table:table-cell table:style-name="ce6" table:number-columns-repeated="2"/>
          <table:table-cell table:style-name="ce6" office:value-type="string">
            <text:p>SCALENDAR </text:p>
          </table:table-cell>
        </table:table-row>
        <table:table-row table:style-name="ro1">
          <table:table-cell table:style-name="ce7" office:value-type="string">
            <text:p>TYPE</text:p>
          </table:table-cell>
          <table:table-cell table:style-name="ce7" office:value-type="string">
            <text:p>C </text:p>
          </table:table-cell>
          <table:table-cell table:style-name="ce7"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8" office:value-type="string">
            <text:p>IATTR</text:p>
          </table:table-cell>
          <table:table-cell table:style-name="ce8" office:value-type="string">
            <text:p>DCAL_FR_PRESENT </text:p>
          </table:table-cell>
          <table:table-cell table:style-name="ce8"/>
          <table:table-cell table:style-name="ce8" office:value-type="string">
            <text:p>DCALENDAR </text:p>
          </table:table-cell>
          <table:table-cell table:style-name="ce8" table:number-columns-repeated="2"/>
        </table:table-row>
        <table:table-row table:style-name="ro1">
          <table:table-cell table:style-name="ce6" office:value-type="string">
            <text:p>END</text:p>
          </table:table-cell>
          <table:table-cell table:style-name="ce6"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3" office:value-type="string">
            <text:p>//</text:p>
          </table:table-cell>
          <table:table-cell table:style-name="ce3" office:value-type="string">
            <text:p>idattr</text:p>
          </table:table-cell>
          <table:table-cell table:style-name="ce3" office:value-type="string">
            <text:p>idframe</text:p>
          </table:table-cell>
          <table:table-cell table:style-name="ce3" office:value-type="string">
            <text:p>label</text:p>
          </table:table-cell>
          <table:table-cell table:style-name="ce3" office:value-type="string">
            <text:p>T</text:p>
          </table:table-cell>
          <table:table-cell table:style-name="ce3" office:value-type="string">
            <text:p>A</text:p>
          </table:table-cell>
          <table:table-cell table:style-name="ce3" office:value-type="string">
            <text:p>type</text:p>
          </table:table-cell>
          <table:table-cell table:style-name="ce3" office:value-type="string">
            <text:p>ord</text:p>
          </table:table-cell>
          <table:table-cell table:style-name="ce3" office:value-type="string">
            <text:p>vis</text:p>
          </table:table-cell>
          <table:table-cell table:style-name="ce8" office:value-type="string">
            <text:p>need</text:p>
          </table:table-cell>
          <table:table-cell table:style-name="ce3" office:value-type="string">
            <text:p>link</text:p>
          </table:table-cell>
          <table:table-cell table:style-name="ce3" office:value-type="string">
            <text:p>phpfile</text:p>
          </table:table-cell>
          <table:table-cell table:style-name="ce3"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4" office:value-type="string">
            <text:p>ATTR</text:p>
          </table:table-cell>
          <table:table-cell table:style-name="ce7" office:value-type="string">
            <text:p>IMG_FRFILE</text:p>
          </table:table-cell>
          <table:table-cell table:style-name="ce7"/>
          <table:table-cell table:style-name="ce4" office:value-type="string">
            <text:p>image</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5" office:value-type="string">
            <text:p>ATTR</text:p>
          </table:table-cell>
          <table:table-cell table:style-name="ce2" office:value-type="string">
            <text:p>IMG_TITLE</text:p>
          </table:table-cell>
          <table:table-cell table:style-name="ce2" office:value-type="string">
            <text:p>IMG_FRFILE</text:p>
          </table:table-cell>
          <table:table-cell table:style-name="ce5" office:value-type="string">
            <text:p>titre</text:p>
          </table:table-cell>
          <table:table-cell table:style-name="ce5" office:value-type="string">
            <text:p>Y</text:p>
          </table:table-cell>
          <table:table-cell table:style-name="ce5" office:value-type="string">
            <text:p>N</text:p>
          </table:table-cell>
          <table:table-cell table:style-name="ce5" office:value-type="string">
            <text:p>text</text:p>
          </table:table-cell>
          <table:table-cell table:style-name="ce2" office:value-type="float" office:value="10">
            <text:p>10</text:p>
          </table:table-cell>
          <table:table-cell table:style-name="ce5" office:value-type="string">
            <text:p>R</text:p>
          </table:table-cell>
          <table:table-cell table:style-name="ce2" table:number-columns-repeated="7"/>
        </table:table-row>
        <table:table-row table:style-name="ro1">
          <table:table-cell table:style-name="ce5" office:value-type="string">
            <text:p>ATTR</text:p>
          </table:table-cell>
          <table:table-cell table:style-name="ce2" office:value-type="string">
            <text:p>IMG_FILE</text:p>
          </table:table-cell>
          <table:table-cell table:style-name="ce2" office:value-type="string">
            <text:p>IMG_FRFILE</text:p>
          </table:table-cell>
          <table:table-cell table:style-name="ce5" office:value-type="string">
            <text:p>image</text:p>
          </table:table-cell>
          <table:table-cell table:style-name="ce5" office:value-type="string">
            <text:p>N</text:p>
          </table:table-cell>
          <table:table-cell table:style-name="ce5" office:value-type="string">
            <text:p>Y</text:p>
          </table:table-cell>
          <table:table-cell table:style-name="ce5"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5"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5" office:value-type="string">
            <text:p>N</text:p>
          </table:table-cell>
          <table:table-cell table:style-name="ce5"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4"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2" style:family="table-cell" style:parent-style-name="Default">
      <style:table-cell-properties fo:background-color="transparent" fo:border="0.06pt solid #000000"/>
      <style:text-properties style:text-position=""/>
    </style:style>
    <style:style style:name="ce13" style:family="table-cell" style:parent-style-name="Default">
      <style:table-cell-properties fo:background-color="#ccffcc" fo:border="0.06pt solid #000000"/>
      <style:text-properties fo:color="#000000" style:text-position=""/>
    </style:style>
    <style:style style:name="ce25" style:family="table-cell" style:parent-style-name="Default">
      <style:table-cell-properties fo:background-color="#ffcc99" fo:border="0.06pt solid #000000"/>
      <style:text-properties fo:color="#000000" style:text-position=""/>
    </style:style>
    <style:style style:name="ce26" style:family="table-cell" style:parent-style-name="Default">
      <style:table-cell-properties fo:background-color="transparent" fo:border="0.06pt solid #000000"/>
      <style:text-properties fo:color="#000000" style:text-position=""/>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cffcc"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cc99"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transparent" fo:border="0.06pt solid #000000"/>
    </style:style>
    <style:style style:name="ce15" style:family="table-cell" style:parent-style-name="Default">
      <style:table-cell-properties fo:background-color="#ccffcc" fo:border="0.06pt solid #000000"/>
      <style:text-properties fo:color="#000000"/>
    </style:style>
    <style:style style:name="ce16" style:family="table-cell" style:parent-style-name="Default">
      <style:table-cell-properties fo:background-color="#ffcc99" fo:border="0.06pt solid #000000"/>
      <style:text-properties fo:color="#000000"/>
    </style:style>
    <style:style style:name="ce17" style:family="table-cell" style:parent-style-name="Default">
      <style:table-cell-properties fo:background-color="transparent" fo:border="0.06pt solid #000000"/>
      <style:text-properties fo:color="#000000"/>
    </style:style>
    <style:style style:name="ce18"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17"/>
        <table:table-column table:style-name="co2" table:default-cell-style-name="ce21"/>
        <table:table-column table:style-name="co1" table:number-columns-repeated="2" table:default-cell-style-name="ce21"/>
        <table:table-column table:style-name="co3" table:default-cell-style-name="ce24"/>
        <table:table-column table:style-name="co4" table:default-cell-style-name="ce24"/>
        <table:table-column table:style-name="co1" table:default-cell-style-name="ce21"/>
        <table:table-row table:style-name="ro1">
          <table:table-cell table:style-name="ce14"/>
          <table:table-cell table:style-name="ce18" office:value-type="string">
            <text:p>ID </text:p>
          </table:table-cell>
          <table:table-cell table:style-name="ce18" office:value-type="string">
            <text:p>parent </text:p>
          </table:table-cell>
          <table:table-cell table:style-name="ce18" office:value-type="string">
            <text:p>label </text:p>
          </table:table-cell>
          <table:table-cell table:style-name="ce18" office:value-type="string">
            <text:p>T? </text:p>
          </table:table-cell>
          <table:table-cell table:style-name="ce18" office:value-type="string">
            <text:p>R? </text:p>
          </table:table-cell>
          <table:table-cell table:style-name="ce18" office:value-type="string">
            <text:p>type </text:p>
          </table:table-cell>
        </table:table-row>
        <table:table-row table:style-name="ro1">
          <table:table-cell table:style-name="ce15" office:value-type="string">
            <text:p>ATTR</text:p>
          </table:table-cell>
          <table:table-cell table:style-name="ce19" office:value-type="string">
            <text:p>demo_frame </text:p>
          </table:table-cell>
          <table:table-cell table:style-name="ce19"/>
          <table:table-cell table:style-name="ce19" office:value-type="string">
            <text:p>Cadre exemple</text:p>
          </table:table-cell>
          <table:table-cell table:style-name="ce22" table:number-columns-repeated="2"/>
          <table:table-cell table:style-name="ce19" office:value-type="string">
            <text:p>frame</text:p>
          </table:table-cell>
        </table:table-row>
        <table:table-row table:style-name="ro1">
          <table:table-cell table:style-name="ce16" office:value-type="string">
            <text:p>ATTR</text:p>
          </table:table-cell>
          <table:table-cell table:style-name="ce20" office:value-type="string">
            <text:p>demo_fichiers </text:p>
          </table:table-cell>
          <table:table-cell table:style-name="ce20" office:value-type="string">
            <text:p>demo_frame </text:p>
          </table:table-cell>
          <table:table-cell table:style-name="ce20" office:value-type="string">
            <text:p>Fichier(s) </text:p>
          </table:table-cell>
          <table:table-cell table:style-name="ce23" table:number-columns-repeated="2"/>
          <table:table-cell table:style-name="ce2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fo:background-color="transparent" fo:border="0.06pt solid #000000"/>
      <style:text-properties style:text-position=""/>
    </style:style>
    <style:style style:name="ce17" style:family="table-cell" style:parent-style-name="Default">
      <style:table-cell-properties fo:background-color="#ccffcc" fo:border="0.06pt solid #000000"/>
      <style:text-properties fo:color="#000000" style:text-position=""/>
    </style:style>
    <style:style style:name="ce18" style:family="table-cell" style:parent-style-name="Default">
      <style:table-cell-properties fo:background-color="transparent" fo:border="0.06pt solid #000000"/>
      <style:text-properties fo:color="#000000" style:text-position=""/>
    </style:style>
    <style:style style:name="ce19" style:family="table-cell" style:parent-style-name="Default">
      <style:table-cell-properties fo:background-color="#ccccff" fo:border="0.06pt solid #000000"/>
      <style:text-properties fo:color="#000000" style:text-position=""/>
    </style:style>
    <style:style style:name="ce20" style:family="table-cell" style:parent-style-name="Default">
      <style:table-cell-properties fo:background-color="#ffcc99" fo:border="0.06pt solid #000000"/>
      <style:text-properties fo:color="#000000" style:text-position=""/>
    </style:style>
    <style:style style:name="ce21"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ccff"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border="0.06pt solid #000000"/>
    </style:style>
    <style:style style:name="ce23" style:family="table-cell" style:parent-style-name="Default">
      <style:table-cell-properties fo:background-color="#ccffcc" fo:border="0.06pt solid #000000"/>
      <style:text-properties fo:color="#000000"/>
    </style:style>
    <style:style style:name="ce24" style:family="table-cell" style:parent-style-name="Default">
      <style:table-cell-properties fo:background-color="transparent" fo:border="0.06pt solid #000000"/>
      <style:text-properties fo:color="#000000"/>
    </style:style>
    <style:style style:name="ce25" style:family="table-cell" style:parent-style-name="Default">
      <style:table-cell-properties fo:background-color="#ccccff" fo:border="0.06pt solid #000000"/>
      <style:text-properties fo:color="#000000"/>
    </style:style>
    <style:style style:name="ce26" style:family="table-cell" style:parent-style-name="Default">
      <style:table-cell-properties fo:background-color="#ffcc99" fo:border="0.06pt solid #000000"/>
      <style:text-properties fo:color="#000000"/>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24"/>
        <table:table-column table:style-name="co2" table:default-cell-style-name="ce29"/>
        <table:table-column table:style-name="co3" table:default-cell-style-name="ce29"/>
        <table:table-column table:style-name="co4" table:default-cell-style-name="ce29"/>
        <table:table-column table:style-name="co1" table:number-columns-repeated="2" table:default-cell-style-name="ce34"/>
        <table:table-column table:style-name="co1" table:default-cell-style-name="ce29"/>
        <table:table-row table:style-name="ro1">
          <table:table-cell table:style-name="ce22"/>
          <table:table-cell table:style-name="ce27" office:value-type="string">
            <text:p>ID </text:p>
          </table:table-cell>
          <table:table-cell table:style-name="ce27" office:value-type="string">
            <text:p>parent </text:p>
          </table:table-cell>
          <table:table-cell table:style-name="ce27" office:value-type="string">
            <text:p>label </text:p>
          </table:table-cell>
          <table:table-cell table:style-name="ce32" office:value-type="string">
            <text:p>T? </text:p>
          </table:table-cell>
          <table:table-cell table:style-name="ce32" office:value-type="string">
            <text:p>R? </text:p>
          </table:table-cell>
          <table:table-cell table:style-name="ce27" office:value-type="string">
            <text:p>type </text:p>
          </table:table-cell>
        </table:table-row>
        <table:table-row table:style-name="ro1">
          <table:table-cell table:style-name="ce23" office:value-type="string">
            <text:p>ATTR</text:p>
          </table:table-cell>
          <table:table-cell table:style-name="ce28" office:value-type="string">
            <text:p>demo_fr_ident</text:p>
          </table:table-cell>
          <table:table-cell table:style-name="ce28"/>
          <table:table-cell table:style-name="ce28" office:value-type="string">
            <text:p>Identification</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25" office:value-type="string">
            <text:p>ATTR</text:p>
          </table:table-cell>
          <table:table-cell table:style-name="ce30" office:value-type="string">
            <text:p>demo_tab_un</text:p>
          </table:table-cell>
          <table:table-cell table:style-name="ce30"/>
          <table:table-cell table:style-name="ce30" office:value-type="string">
            <text:p>Onglet n°1 </text:p>
          </table:table-cell>
          <table:table-cell table:number-columns-repeated="2" table:style-name="ce35" office:value-type="string">
            <text:p>N</text:p>
          </table:table-cell>
          <table:table-cell table:style-name="ce30" office:value-type="string">
            <text:p>tab</text:p>
          </table:table-cell>
        </table:table-row>
        <table:table-row table:style-name="ro1">
          <table:table-cell table:style-name="ce23" office:value-type="string">
            <text:p>ATTR</text:p>
          </table:table-cell>
          <table:table-cell table:style-name="ce28" office:value-type="string">
            <text:p>demo_fr_exun</text:p>
          </table:table-cell>
          <table:table-cell table:style-name="ce28" office:value-type="string">
            <text:p>demo_tab_un</text:p>
          </table:table-cell>
          <table:table-cell table:style-name="ce28" office:value-type="string">
            <text:p>Cadre exemple</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table:style-name="ce26" office:value-type="string">
            <text:p>ATTR</text:p>
          </table:table-cell>
          <table:table-cell table:style-name="ce31" office:value-type="string">
            <text:p>demo_fichiers </text:p>
          </table:table-cell>
          <table:table-cell table:style-name="ce31" office:value-type="string">
            <text:p>demo_frame </text:p>
          </table:table-cell>
          <table:table-cell table:style-name="ce31" office:value-type="string">
            <text:p>Références</text:p>
          </table:table-cell>
          <table:table-cell table:number-columns-repeated="2" table:style-name="ce36" office:value-type="string">
            <text:p>N</text:p>
          </table:table-cell>
          <table:table-cell table:style-name="ce31"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25" office:value-type="string">
            <text:p>ATTR</text:p>
          </table:table-cell>
          <table:table-cell table:style-name="ce30" office:value-type="string">
            <text:p>demo_tab_deux</text:p>
          </table:table-cell>
          <table:table-cell table:style-name="ce30"/>
          <table:table-cell table:style-name="ce30" office:value-type="string">
            <text:p>Onglet n°2</text:p>
          </table:table-cell>
          <table:table-cell table:number-columns-repeated="2" table:style-name="ce35" office:value-type="string">
            <text:p>N</text:p>
          </table:table-cell>
          <table:table-cell table:style-name="ce30" office:value-type="string">
            <text:p>tab</text:p>
          </table:table-cell>
        </table:table-row>
        <table:table-row table:style-name="ro1">
          <table:table-cell table:style-name="ce23" office:value-type="string">
            <text:p>ATTR</text:p>
          </table:table-cell>
          <table:table-cell table:style-name="ce28" office:value-type="string">
            <text:p>demo_t_annexes</text:p>
          </table:table-cell>
          <table:table-cell table:style-name="ce28" office:value-type="string">
            <text:p>demo_tab_deux</text:p>
          </table:table-cell>
          <table:table-cell table:style-name="ce28" office:value-type="string">
            <text:p>Cadre exemple</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table:style-name="ce26" office:value-type="string">
            <text:p>ATTR</text:p>
          </table:table-cell>
          <table:table-cell table:style-name="ce31" office:value-type="string">
            <text:p>demo_t_annexes</text:p>
          </table:table-cell>
          <table:table-cell table:style-name="ce31" office:value-type="string">
            <text:p>demo_fr_exdeux</text:p>
          </table:table-cell>
          <table:table-cell table:style-name="ce31" office:value-type="string">
            <text:p>Annexes</text:p>
          </table:table-cell>
          <table:table-cell table:number-columns-repeated="2" table:style-name="ce36" office:value-type="string">
            <text:p>N</text:p>
          </table:table-cell>
          <table:table-cell table:style-name="ce31"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7"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24" style:family="table-cell" style:parent-style-name="Default">
      <style:text-properties style:text-position="" fo:font-weight="bold" style:font-weight-asian="bold" style:font-weight-complex="bold"/>
    </style:style>
    <style:style style:name="ce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16"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number-columns-repeated="2" table:default-cell-style-name="ce10"/>
        <table:table-column table:style-name="co6" table:default-cell-style-name="ce10"/>
        <table:table-column table:style-name="co5"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5" table:number-columns-repeated="2" table:default-cell-style-name="ce10"/>
        <table:table-column table:style-name="co12" table:default-cell-style-name="ce10"/>
        <table:table-column table:style-name="co13" table:number-columns-repeated="1008" table:default-cell-style-name="Default"/>
        <table:table-row table:style-name="ro1">
          <table:table-cell table:style-name="ce9" office:value-type="string">
            <text:p>BEGIN</text:p>
          </table:table-cell>
          <table:table-cell table:style-name="ce13" office:value-type="string">
            <text:p>BASE0</text:p>
          </table:table-cell>
          <table:table-cell table:style-name="ce13" office:value-type="string">
            <text:p>image</text:p>
          </table:table-cell>
          <table:table-cell table:style-name="ce13" table:number-columns-repeated="2"/>
          <table:table-cell table:style-name="ce13" office:value-type="string">
            <text:p>IMAGE</text:p>
          </table:table-cell>
          <table:table-cell table:style-name="ce13" table:number-columns-repeated="10"/>
          <table:table-cell table:number-columns-repeated="1008"/>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11" office:value-type="string">
            <text:p>PROP</text:p>
          </table:table-cell>
          <table:table-cell table:style-name="ce11" office:value-type="string">
            <text:p>owner</text:p>
          </table:table-cell>
          <table:table-cell table:style-name="ce11" office:value-type="string">
            <text:p>sort=no</text:p>
          </table:table-cell>
          <table:table-cell table:style-name="ce11" table:number-columns-repeated="13"/>
          <table:table-cell table:style-name="ce16" table:number-columns-repeated="1008"/>
        </table:table-row>
        <table:table-row table:style-name="ro1">
          <table:table-cell table:style-name="ce11" office:value-type="string">
            <text:p>PROP</text:p>
          </table:table-cell>
          <table:table-cell table:style-name="ce11" office:value-type="string">
            <text:p>title</text:p>
          </table:table-cell>
          <table:table-cell table:style-name="ce11" office:value-type="string">
            <text:p>sort=asc</text:p>
          </table:table-cell>
          <table:table-cell table:style-name="ce11" table:number-columns-repeated="13"/>
          <table:table-cell table:style-name="ce16" table:number-columns-repeated="1008"/>
        </table:table-row>
        <table:table-row table:style-name="ro1">
          <table:table-cell table:style-name="ce11" office:value-type="string">
            <text:p>PROP</text:p>
          </table:table-cell>
          <table:table-cell table:style-name="ce11" office:value-type="string">
            <text:p>initid</text:p>
          </table:table-cell>
          <table:table-cell table:style-name="ce11" office:value-type="string">
            <text:p>sort=desc</text:p>
          </table:table-cell>
          <table:table-cell table:style-name="ce11" table:number-columns-repeated="13"/>
          <table:table-cell table:style-name="ce16" table:number-columns-repeated="1008"/>
        </table:table-row>
        <table:table-row table:style-name="ro1">
          <table:table-cell table:number-columns-repeated="1024"/>
        </table:table-row>
        <table:table-row table:style-name="ro1">
          <table:table-cell table:style-name="ce12" office:value-type="string">
            <text:p>//</text:p>
          </table:table-cell>
          <table:table-cell table:style-name="ce12" office:value-type="string">
            <text:p>idattr</text:p>
          </table:table-cell>
          <table:table-cell table:style-name="ce12" office:value-type="string">
            <text:p>idframe</text:p>
          </table:table-cell>
          <table:table-cell table:style-name="ce12" office:value-type="string">
            <text:p>label</text:p>
          </table:table-cell>
          <table:table-cell table:style-name="ce12" office:value-type="string">
            <text:p>T</text:p>
          </table:table-cell>
          <table:table-cell table:style-name="ce12" office:value-type="string">
            <text:p>A</text:p>
          </table:table-cell>
          <table:table-cell table:style-name="ce12" office:value-type="string">
            <text:p>type</text:p>
          </table:table-cell>
          <table:table-cell table:style-name="ce12" office:value-type="string">
            <text:p>ord</text:p>
          </table:table-cell>
          <table:table-cell table:style-name="ce12" office:value-type="string">
            <text:p>vis</text:p>
          </table:table-cell>
          <table:table-cell table:style-name="ce14" office:value-type="string">
            <text:p>need</text:p>
          </table:table-cell>
          <table:table-cell table:style-name="ce12" office:value-type="string">
            <text:p>link</text:p>
          </table:table-cell>
          <table:table-cell table:style-name="ce12" office:value-type="string">
            <text:p>phpfile</text:p>
          </table:table-cell>
          <table:table-cell table:style-name="ce12" office:value-type="string">
            <text:p>phpfunc</text:p>
          </table:table-cell>
          <table:table-cell table:style-name="ce15" office:value-type="string">
            <text:p>elink</text:p>
          </table:table-cell>
          <table:table-cell table:style-name="ce15" office:value-type="string">
            <text:p>constraint</text:p>
          </table:table-cell>
          <table:table-cell table:style-name="ce15"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9" office:value-type="string">
            <text:p>END</text:p>
          </table:table-cell>
          <table:table-cell table:style-name="ce9" office:value-type="string">
            <text:p>-</text:p>
          </table:table-cell>
          <table:table-cell table:style-name="ce13" table:number-columns-repeated="14"/>
          <table:table-cell table:number-columns-repeated="100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6cm"/>
    </style:style>
    <style:style style:name="co3" style:family="table-column">
      <style:table-column-properties fo:break-before="auto" style:column-width="1.944cm"/>
    </style:style>
    <style:style style:name="co4" style:family="table-column">
      <style:table-column-properties fo:break-before="auto" style:column-width="1.445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eaa94c" fo:border="0.06pt solid #000000"/>
      <style:text-properties fo:color="#000000" style:text-position=""/>
    </style:style>
    <style:style style:name="ce12"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eaa94c" fo:border="0.06pt solid #000000"/>
      <style:text-properties fo:color="#000000"/>
    </style:style>
    <style:style style:name="ce8"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18">
          <table:table-cell table:number-columns-repeated="6"/>
        </table:table-row>
        <table:table-row table:style-name="ro1">
          <table:table-cell table:style-name="ce5" office:value-type="string">
            <text:p>BEGIN</text:p>
          </table:table-cell>
          <table:table-cell table:style-name="ce5"/>
          <table:table-cell table:style-name="ce8" table:number-columns-repeated="3"/>
          <table:table-cell table:style-name="ce8" office:value-type="string">
            <text:p>IUSER</text:p>
          </table:table-cell>
        </table:table-row>
        <table:table-row table:style-name="ro1">
          <table:table-cell table:style-name="ce6" office:value-type="string">
            <text:p>TAG</text:p>
          </table:table-cell>
          <table:table-cell table:style-name="ce6" office:value-type="string">
            <text:p>MAILRECIPIENT</text:p>
          </table:table-cell>
          <table:table-cell table:style-name="ce6" table:number-columns-repeated="4"/>
        </table:table-row>
        <table:table-row table:style-name="ro1">
          <table:table-cell table:style-name="ce7" office:value-type="string">
            <text:p>END</text:p>
          </table:table-cell>
          <table:table-cell table:style-name="ce7"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79cm"/>
    </style:style>
    <style:style style:name="co3" style:family="table-column">
      <style:table-column-properties fo:break-before="auto" style:column-width="0.533cm"/>
    </style:style>
    <style:style style:name="co4" style:family="table-column">
      <style:table-column-properties fo:break-before="auto" style:column-width="1.505cm"/>
    </style:style>
    <style:style style:name="co5" style:family="table-column">
      <style:table-column-properties fo:break-before="auto" style:column-width="1.035cm"/>
    </style:style>
    <style:style style:name="co6" style:family="table-column">
      <style:table-column-properties fo:break-before="auto" style:column-width="0.935cm"/>
    </style:style>
    <style:style style:name="co7" style:family="table-column">
      <style:table-column-properties fo:break-before="auto" style:column-width="1.27cm"/>
    </style:style>
    <style:style style:name="co8" style:family="table-column">
      <style:table-column-properties fo:break-before="auto" style:column-width="3.757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eaa94c"/>
      <style:text-properties fo:color="#000000" style:text-position=""/>
    </style:style>
    <style:style style:name="ce2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eaa94c"/>
      <style:text-properties fo:color="#000000"/>
    </style:style>
    <style:style style:name="ce18"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number-columns-repeated="2" table:default-cell-style-name="ce16"/>
        <table:table-column table:style-name="co2" table:default-cell-style-name="ce20"/>
        <table:table-column table:style-name="co1" table:default-cell-style-name="ce16"/>
        <table:table-column table:style-name="co3" table:default-cell-style-name="ce16"/>
        <table:table-column table:style-name="co1" table:default-cell-style-name="ce16"/>
        <table:table-column table:style-name="co4" table:default-cell-style-name="ce16"/>
        <table:table-column table:style-name="co5" table:default-cell-style-name="ce20"/>
        <table:table-column table:style-name="co6" table:default-cell-style-name="ce13"/>
        <table:table-column table:style-name="co7" table:default-cell-style-name="ce20"/>
        <table:table-column table:style-name="co8" table:default-cell-style-name="ce20"/>
        <table:table-row table:style-name="ro1">
          <table:table-cell table:style-name="ce12" office:value-type="string">
            <text:p>BEGIN</text:p>
          </table:table-cell>
          <table:table-cell table:style-name="ce12"/>
          <table:table-cell table:style-name="ce18" office:value-type="string">
            <text:p>contact</text:p>
          </table:table-cell>
          <table:table-cell table:style-name="ce18" table:number-columns-repeated="2"/>
          <table:table-cell table:style-name="ce18" office:value-type="string">
            <text:p>MYCONTACT</text:p>
          </table:table-cell>
          <table:table-cell table:style-name="ce18" table:number-columns-repeated="5"/>
        </table:table-row>
        <table:table-row table:style-name="ro1">
          <table:table-cell table:style-name="ce13" office:value-type="string">
            <text:p>TAG</text:p>
          </table:table-cell>
          <table:table-cell table:style-name="ce13" office:value-type="string">
            <text:p>MAILRECIPIENT</text:p>
          </table:table-cell>
          <table:table-cell table:style-name="ce13" table:number-columns-repeated="6"/>
          <table:table-cell/>
          <table:table-cell table:style-name="ce13" table:number-columns-repeated="2"/>
        </table:table-row>
        <table:table-row table:style-name="ro1">
          <table:table-cell table:style-name="ce13" office:value-type="string">
            <text:p>METHOD</text:p>
          </table:table-cell>
          <table:table-cell table:style-name="ce13" office:value-type="string">
            <text:p>Method.MyContact.php</text:p>
          </table:table-cell>
          <table:table-cell table:style-name="ce13" table:number-columns-repeated="6"/>
          <table:table-cell/>
          <table:table-cell table:style-name="ce13" table:number-columns-repeated="2"/>
        </table:table-row>
        <table:table-row table:style-name="ro1">
          <table:table-cell table:style-name="ce14" office:value-type="string">
            <text:p>//</text:p>
          </table:table-cell>
          <table:table-cell table:style-name="ce14" office:value-type="string">
            <text:p>idattr</text:p>
          </table:table-cell>
          <table:table-cell table:style-name="ce14" office:value-type="string">
            <text:p>idframe</text:p>
          </table:table-cell>
          <table:table-cell table:style-name="ce14" office:value-type="string">
            <text:p>label</text:p>
          </table:table-cell>
          <table:table-cell table:style-name="ce14" office:value-type="string">
            <text:p>T</text:p>
          </table:table-cell>
          <table:table-cell table:style-name="ce14" office:value-type="string">
            <text:p>A</text:p>
          </table:table-cell>
          <table:table-cell table:style-name="ce14" office:value-type="string">
            <text:p>type</text:p>
          </table:table-cell>
          <table:table-cell table:style-name="ce14" office:value-type="string">
            <text:p>ord</text:p>
          </table:table-cell>
          <table:table-cell table:style-name="ce14" office:value-type="string">
            <text:p>vis</text:p>
          </table:table-cell>
          <table:table-cell table:style-name="ce21" office:value-type="string">
            <text:p>need</text:p>
          </table:table-cell>
          <table:table-cell table:style-name="ce14" office:value-type="string">
            <text:p>link</text:p>
          </table:table-cell>
        </table:table-row>
        <table:table-row table:style-name="ro1">
          <table:table-cell table:style-name="ce15" office:value-type="string">
            <text:p>ATTR</text:p>
          </table:table-cell>
          <table:table-cell table:style-name="ce15" office:value-type="string">
            <text:p>CT_FR_IDENT</text:p>
          </table:table-cell>
          <table:table-cell table:style-name="ce19"/>
          <table:table-cell table:style-name="ce15" office:value-type="string">
            <text:p>État civil</text:p>
          </table:table-cell>
          <table:table-cell table:number-columns-repeated="2" table:style-name="ce15" office:value-type="string">
            <text:p>N</text:p>
          </table:table-cell>
          <table:table-cell table:style-name="ce15" office:value-type="string">
            <text:p>frame</text:p>
          </table:table-cell>
          <table:table-cell table:style-name="ce19"/>
          <table:table-cell table:style-name="ce15" office:value-type="string">
            <text:p>W</text:p>
          </table:table-cell>
          <table:table-cell table:style-name="ce19" table:number-columns-repeated="2"/>
        </table:table-row>
        <table:table-row table:style-name="ro1">
          <table:table-cell office:value-type="string">
            <text:p>ATTR</text:p>
          </table:table-cell>
          <table:table-cell office:value-type="string">
            <text:p>CT_LNAME</text:p>
          </table:table-cell>
          <table:table-cell table:formula="of:=[.B5]" office:value-type="string" office:string-value="CT_FR_IDENT">
            <text:p>CT_FR_IDENT</text:p>
          </table:table-cell>
          <table:table-cell office:value-type="string">
            <text:p>nom</text:p>
          </table:table-cell>
          <table:table-cell office:value-type="string">
            <text:p>Y</text:p>
          </table:table-cell>
          <table:table-cell office:value-type="string">
            <text:p>N</text:p>
          </table:table-cell>
          <table:table-cell office:value-type="string">
            <text:p>text</text:p>
          </table:table-cell>
          <table:table-cell office:value-type="float" office:value="30">
            <text:p>30</text:p>
          </table:table-cell>
          <table:table-cell table:style-name="ce20" office:value-type="string">
            <text:p>W</text:p>
          </table:table-cell>
          <table:table-cell office:value-type="string">
            <text:p>Y</text:p>
          </table:table-cell>
          <table:table-cell/>
        </table:table-row>
        <table:table-row table:style-name="ro1">
          <table:table-cell office:value-type="string">
            <text:p>ATTR</text:p>
          </table:table-cell>
          <table:table-cell office:value-type="string">
            <text:p>CT_FNAME</text:p>
          </table:table-cell>
          <table:table-cell table:formula="of:=[.B5]" office:value-type="string" office:string-value="CT_FR_IDENT">
            <text:p>CT_FR_IDENT</text:p>
          </table:table-cell>
          <table:table-cell office:value-type="string">
            <text:p>prénom</text:p>
          </table:table-cell>
          <table:table-cell office:value-type="string">
            <text:p>Y</text:p>
          </table:table-cell>
          <table:table-cell office:value-type="string">
            <text:p>N</text:p>
          </table:table-cell>
          <table:table-cell office:value-type="string">
            <text:p>text</text:p>
          </table:table-cell>
          <table:table-cell table:formula="of:=[.H6]+5" office:value-type="float" office:value="35">
            <text:p>35</text:p>
          </table:table-cell>
          <table:table-cell table:style-name="ce20" office:value-type="string">
            <text:p>W</text:p>
          </table:table-cell>
          <table:table-cell table:number-columns-repeated="2"/>
        </table:table-row>
        <table:table-row table:style-name="ro1">
          <table:table-cell office:value-type="string">
            <text:p>ATTR</text:p>
          </table:table-cell>
          <table:table-cell office:value-type="string">
            <text:p>CT_MAIL</text:p>
          </table:table-cell>
          <table:table-cell table:formula="of:=[.B5]" office:value-type="string" office:string-value="CT_FR_IDENT">
            <text:p>CT_FR_IDENT</text:p>
          </table:table-cell>
          <table:table-cell office:value-type="string">
            <text:p>mail</text:p>
          </table:table-cell>
          <table:table-cell office:value-type="string">
            <text:p>N</text:p>
          </table:table-cell>
          <table:table-cell office:value-type="string">
            <text:p>Y</text:p>
          </table:table-cell>
          <table:table-cell office:value-type="string">
            <text:p>text</text:p>
          </table:table-cell>
          <table:table-cell table:formula="of:=[.H7]+5" office:value-type="float" office:value="40">
            <text:p>40</text:p>
          </table:table-cell>
          <table:table-cell table:style-name="ce16" office:value-type="string">
            <text:p>W</text:p>
          </table:table-cell>
          <table:table-cell/>
          <table:table-cell office:value-type="string">
            <text:p>mailto:%CT_MAIL%</text:p>
          </table:table-cell>
        </table:table-row>
        <table:table-row table:style-name="ro1">
          <table:table-cell table:style-name="ce17" office:value-type="string">
            <text:p>END</text:p>
          </table:table-cell>
          <table:table-cell table:style-name="ce17" table:number-columns-repeated="10"/>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0">?</text:time></text:p>
        </style:region-right>
      </style:header>
      <style:header-left style:display="false"/>
      <style:footer>
        <text:p>Page <text:page-number>1</text:page-number> / <text:page-count>99</text:page-count></text:p>
      </style:footer>
      <style:footer-left style:display="false"/>
    </style:master-page>
  </office:master-styles>
</office:document-styles>
</file>